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P2" style:family="paragraph" style:parent-style-name="Standard">
      <style:paragraph-properties fo:text-align="center" fo:break-before="auto" fo:line-height="115%" style:writing-mode="lr-tb"/>
    </style:style>
    <style:style style:name="P3" style:family="paragraph" style:parent-style-name="Standard">
      <style:paragraph-properties fo:text-align="center"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P4" style:family="paragraph" style:parent-style-name="Standard">
      <style:paragraph-properties fo:text-align="center" fo:break-before="auto" fo:line-height="115%" style:writing-mode="lr-tb"/>
    </style:style>
    <style:style style:name="T4_1" style:family="text"/>
    <style:style style:name="P5" style:family="paragraph" style:parent-style-name="Standard">
      <style:paragraph-properties fo:text-align="center"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P6" style:family="paragraph" style:parent-style-name="Standard">
      <style:paragraph-properties fo:text-align="center" fo:break-before="auto" fo:line-height="115%" style:writing-mode="lr-tb"/>
    </style:style>
    <style:style style:name="P7" style:family="paragraph" style:parent-style-name="Standard">
      <style:paragraph-properties fo:text-align="center" fo:break-before="auto" fo:line-height="115%" style:writing-mode="lr-tb"/>
    </style:style>
    <style:style style:name="P8" style:family="paragraph" style:parent-style-name="Standard">
      <style:paragraph-properties fo:text-align="center" fo:break-before="auto" fo:line-height="115%" style:writing-mode="lr-tb"/>
    </style:style>
    <style:style style:name="P9" style:family="paragraph" style:parent-style-name="Standard">
      <style:paragraph-properties fo:text-align="center" fo:break-before="auto" fo:line-height="115%" style:writing-mode="lr-tb"/>
    </style:style>
    <style:style style:name="P10" style:family="paragraph" style:parent-style-name="Standard">
      <style:paragraph-properties fo:text-align="center" fo:break-before="auto" fo:line-height="115%" style:writing-mode="lr-tb"/>
    </style:style>
    <style:style style:name="P11" style:family="paragraph" style:parent-style-name="Standard">
      <style:paragraph-properties fo:text-align="center" fo:break-before="auto" fo:line-height="115%" style:writing-mode="lr-tb"/>
    </style:style>
    <style:style style:name="P12" style:family="paragraph" style:parent-style-name="Standard">
      <style:paragraph-properties fo:text-align="center" fo:break-before="auto" fo:line-height="115%" style:writing-mode="lr-tb"/>
    </style:style>
    <style:style style:name="P13" style:family="paragraph" style:parent-style-name="Standard">
      <style:paragraph-properties fo:text-align="center" fo:break-before="auto" fo:line-height="115%" style:writing-mode="lr-tb"/>
    </style:style>
    <style:style style:name="P14" style:family="paragraph" style:parent-style-name="Standard">
      <style:paragraph-properties fo:text-align="center" fo:break-before="auto" fo:line-height="115%" style:writing-mode="lr-tb"/>
    </style:style>
    <style:style style:name="P15" style:family="paragraph" style:parent-style-name="Standard">
      <style:paragraph-properties fo:text-align="center" fo:break-before="auto" fo:line-height="115%" style:writing-mode="lr-tb"/>
    </style:style>
    <style:style style:name="P16" style:family="paragraph" style:parent-style-name="Standard">
      <style:paragraph-properties fo:text-align="center" fo:break-before="auto" fo:line-height="115%" style:writing-mode="lr-tb"/>
    </style:style>
    <style:style style:name="P17" style:family="paragraph" style:parent-style-name="Standard">
      <style:paragraph-properties fo:text-align="center" fo:break-before="auto" fo:line-height="115%" style:writing-mode="lr-tb"/>
    </style:style>
    <style:style style:name="P18" style:family="paragraph" style:parent-style-name="Standard">
      <style:paragraph-properties fo:text-align="center" fo:break-before="auto" fo:line-height="115%" style:writing-mode="lr-tb"/>
    </style:style>
    <style:style style:name="P19" style:family="paragraph" style:parent-style-name="Standard">
      <style:paragraph-properties fo:text-align="center" fo:break-before="auto" fo:line-height="115%" style:writing-mode="lr-tb"/>
    </style:style>
    <style:style style:name="P20" style:family="paragraph" style:parent-style-name="Standard">
      <style:paragraph-properties fo:text-align="center" fo:break-before="auto" fo:line-height="115%" style:writing-mode="lr-tb"/>
    </style:style>
    <style:style style:name="P21" style:family="paragraph" style:parent-style-name="Standard">
      <style:paragraph-properties fo:text-align="center" fo:break-before="auto" fo:line-height="115%" style:writing-mode="lr-tb"/>
    </style:style>
    <style:style style:name="P22" style:family="paragraph" style:parent-style-name="Standard">
      <style:paragraph-properties fo:text-align="center" fo:break-before="auto" fo:line-height="115%" style:writing-mode="lr-tb"/>
    </style:style>
    <style:style style:name="P23" style:family="paragraph" style:parent-style-name="Standard">
      <style:paragraph-properties fo:text-align="center" fo:break-before="auto" fo:line-height="115%" style:writing-mode="lr-tb"/>
    </style:style>
    <style:style style:name="P24" style:family="paragraph" style:parent-style-name="Standard">
      <style:paragraph-properties fo:text-align="center" fo:break-before="auto" fo:line-height="115%" style:writing-mode="lr-tb"/>
    </style:style>
    <style:style style:name="P25" style:family="paragraph" style:parent-style-name="Standard">
      <style:paragraph-properties fo:text-align="center" fo:break-before="auto" fo:line-height="115%" style:writing-mode="lr-tb"/>
    </style:style>
    <style:style style:name="P26" style:family="paragraph" style:parent-style-name="Standard">
      <style:paragraph-properties fo:text-align="center" fo:break-before="auto" fo:line-height="115%" style:writing-mode="lr-tb"/>
    </style:style>
    <style:style style:name="P27" style:family="paragraph" style:parent-style-name="Standard">
      <style:paragraph-properties fo:text-align="center" fo:break-before="auto" fo:line-height="115%" style:writing-mode="lr-tb"/>
    </style:style>
    <style:style style:name="P28" style:family="paragraph" style:parent-style-name="Standard">
      <style:paragraph-properties fo:text-align="center" fo:break-before="auto" fo:line-height="115%" style:writing-mode="lr-tb"/>
    </style:style>
    <style:style style:name="P29" style:family="paragraph" style:parent-style-name="Standard">
      <style:paragraph-properties fo:text-align="center" fo:break-before="auto" fo:line-height="115%" style:writing-mode="lr-tb"/>
    </style:style>
    <style:style style:name="P30" style:family="paragraph" style:parent-style-name="Standard">
      <style:paragraph-properties fo:text-align="center" fo:break-before="auto" fo:line-height="115%" style:writing-mode="lr-tb"/>
    </style:style>
    <style:style style:name="P31" style:family="paragraph" style:parent-style-name="Standard">
      <style:paragraph-properties fo:text-align="center" fo:break-before="auto" fo:line-height="115%" style:writing-mode="lr-tb"/>
    </style:style>
    <style:style style:name="P32" style:family="paragraph" style:parent-style-name="Standard">
      <style:paragraph-properties fo:text-align="center" fo:break-before="auto" fo:line-height="115%" style:writing-mode="lr-tb"/>
    </style:style>
    <style:style style:name="P33" style:family="paragraph" style:parent-style-name="Standard">
      <style:paragraph-properties fo:text-align="center" fo:break-before="auto" fo:line-height="115%" style:writing-mode="lr-tb"/>
    </style:style>
    <style:style style:name="P34" style:family="paragraph" style:parent-style-name="Standard">
      <style:paragraph-properties fo:text-align="center" fo:break-before="auto" fo:line-height="115%" style:writing-mode="lr-tb"/>
    </style:style>
    <style:style style:name="P35" style:family="paragraph" style:parent-style-name="Standard">
      <style:paragraph-properties fo:text-align="center" fo:break-before="auto" fo:line-height="115%" style:writing-mode="lr-tb"/>
    </style:style>
    <style:style style:name="P36" style:family="paragraph" style:parent-style-name="Standard">
      <style:paragraph-properties fo:text-align="center" fo:break-before="auto" fo:line-height="115%" style:writing-mode="lr-tb"/>
    </style:style>
    <style:style style:name="P37" style:family="paragraph" style:parent-style-name="Standard">
      <style:paragraph-properties fo:text-align="center" fo:break-before="auto" fo:line-height="115%" style:writing-mode="lr-tb"/>
    </style:style>
    <style:style style:name="P38" style:family="paragraph" style:parent-style-name="Standard">
      <style:paragraph-properties fo:text-align="center" fo:break-before="auto" fo:line-height="115%" style:writing-mode="lr-tb"/>
    </style:style>
    <style:style style:name="P39" style:family="paragraph" style:parent-style-name="Standard">
      <style:paragraph-properties fo:text-align="center" fo:break-before="auto" fo:line-height="115%" style:writing-mode="lr-tb"/>
    </style:style>
    <style:style style:name="P40" style:family="paragraph" style:parent-style-name="Standard">
      <style:paragraph-properties fo:text-align="center"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P41" style:family="paragraph" style:parent-style-name="Standard">
      <style:paragraph-properties fo:text-align="center"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P42" style:family="paragraph" style:parent-style-name="Standard">
      <style:paragraph-properties fo:text-align="center"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font-size="24pt" style:font-size-asian="24pt" style:font-size-complex="24pt" fo:font-weight="bold" style:font-weight-asian="bold" style:font-weight-complex="bold"/>
    </style:style>
    <style:style style:name="T43_2" style:family="text">
      <style:text-properties fo:font-size="24pt" style:font-size-asian="24pt" style:font-size-complex="24pt" fo:font-weight="bold" style:font-weight-asian="bold" style:font-weight-complex="bold"/>
    </style:style>
    <style:style style:name="T43_3" style:family="text">
      <style:text-properties fo:font-size="24pt" style:font-size-asian="24pt" style:font-size-complex="24pt" fo:font-weight="bold" style:font-weight-asian="bold" style:font-weight-complex="bold"/>
    </style:style>
    <style:style style:name="T43_4" style:family="text">
      <style:text-properties fo:font-size="24pt" style:font-size-asian="24pt" style:font-size-complex="24pt" fo:font-weight="bold" style:font-weight-asian="bold" style:font-weight-complex="bold"/>
    </style:style>
    <style:style style:name="T43_5" style:family="text">
      <style:text-properties fo:font-size="24pt" style:font-size-asian="24pt" style:font-size-complex="24pt" fo:font-weight="bold" style:font-weight-asian="bold" style:font-weight-complex="bold"/>
    </style:style>
    <style:style style:name="P4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5" style:family="paragraph" style:parent-style-name="Standard">
      <style:paragraph-properties fo:break-before="auto" fo:text-indent="0cm" fo:line-height="115%" fo:margin-left="0.635cm" style:writing-mode="lr-tb"/>
    </style:style>
    <style:style style:name="T45_1" style:family="text"/>
    <style:style style:name="T45_2" style:family="text">
      <style:text-properties fo:color="#1155cc" style:text-underline-style="solid" style:text-underline-color="font-color"/>
    </style:style>
    <style:style style:name="T45_3" style:family="text"/>
    <style:style style:name="T45_4" style:family="text"/>
    <style:style style:name="T45_5" style:family="text"/>
    <style:style style:name="T45_6" style:family="text">
      <style:text-properties fo:color="#1155cc" style:text-underline-style="solid" style:text-underline-color="font-color"/>
    </style:style>
    <style:style style:name="P46" style:family="paragraph" style:parent-style-name="Standard">
      <style:paragraph-properties fo:break-before="auto" fo:text-indent="0cm" fo:line-height="115%" fo:margin-left="1.905cm" style:writing-mode="lr-tb"/>
    </style:style>
    <style:style style:name="T46_1" style:family="text"/>
    <style:style style:name="T46_2" style:family="text">
      <style:text-properties fo:color="#1155cc" style:text-underline-style="solid" style:text-underline-color="font-color"/>
    </style:style>
    <style:style style:name="P47" style:family="paragraph" style:parent-style-name="Standard">
      <style:paragraph-properties fo:break-before="auto" fo:text-indent="0cm" fo:line-height="115%" fo:margin-left="1.905cm" style:writing-mode="lr-tb"/>
    </style:style>
    <style:style style:name="T47_1" style:family="text"/>
    <style:style style:name="T47_2" style:family="text">
      <style:text-properties fo:color="#1155cc" style:text-underline-style="solid" style:text-underline-color="font-color"/>
    </style:style>
    <style:style style:name="P48" style:family="paragraph" style:parent-style-name="Standard">
      <style:paragraph-properties fo:break-before="auto" fo:text-indent="0cm" fo:line-height="115%" fo:margin-left="0.635cm" style:writing-mode="lr-tb"/>
    </style:style>
    <style:style style:name="T48_1" style:family="text"/>
    <style:style style:name="T48_2" style:family="text">
      <style:text-properties fo:color="#1155cc" style:text-underline-style="solid" style:text-underline-color="font-color"/>
    </style:style>
    <style:style style:name="T48_3" style:family="text"/>
    <style:style style:name="T48_4" style:family="text"/>
    <style:style style:name="T48_5" style:family="text"/>
    <style:style style:name="T48_6" style:family="text">
      <style:text-properties fo:color="#1155cc" style:text-underline-style="solid" style:text-underline-color="font-color"/>
    </style:style>
    <style:style style:name="T48_7" style:family="text"/>
    <style:style style:name="T48_8" style:family="text"/>
    <style:style style:name="T48_9" style:family="text"/>
    <style:style style:name="T48_10" style:family="text">
      <style:text-properties fo:color="#1155cc" style:text-underline-style="solid" style:text-underline-color="font-color"/>
    </style:style>
    <style:style style:name="P49" style:family="paragraph" style:parent-style-name="Standard">
      <style:paragraph-properties fo:break-before="auto" fo:text-indent="0cm" fo:line-height="115%" fo:margin-left="1.905cm" style:writing-mode="lr-tb"/>
    </style:style>
    <style:style style:name="T49_1" style:family="text"/>
    <style:style style:name="T49_2" style:family="text">
      <style:text-properties fo:color="#1155cc" style:text-underline-style="solid" style:text-underline-color="font-color"/>
    </style:style>
    <style:style style:name="T49_3" style:family="text"/>
    <style:style style:name="T49_4" style:family="text">
      <style:text-properties fo:color="#1155cc" style:text-underline-style="solid" style:text-underline-color="font-color"/>
    </style:style>
    <style:style style:name="T49_5" style:family="text"/>
    <style:style style:name="T49_6" style:family="text"/>
    <style:style style:name="T49_7" style:family="text"/>
    <style:style style:name="T49_8" style:family="text">
      <style:text-properties fo:color="#1155cc" style:text-underline-style="solid" style:text-underline-color="font-color"/>
    </style:style>
    <style:style style:name="P50" style:family="paragraph" style:parent-style-name="Standard">
      <style:paragraph-properties fo:break-before="auto" fo:text-indent="0cm" fo:line-height="115%" fo:margin-left="1.905cm" style:writing-mode="lr-tb"/>
    </style:style>
    <style:style style:name="T50_1" style:family="text"/>
    <style:style style:name="T50_2" style:family="text">
      <style:text-properties fo:color="#1155cc" style:text-underline-style="solid" style:text-underline-color="font-color"/>
    </style:style>
    <style:style style:name="T50_3" style:family="text"/>
    <style:style style:name="T50_4" style:family="text">
      <style:text-properties fo:color="#1155cc" style:text-underline-style="solid" style:text-underline-color="font-color"/>
    </style:style>
    <style:style style:name="T50_5" style:family="text"/>
    <style:style style:name="T50_6" style:family="text"/>
    <style:style style:name="T50_7" style:family="text"/>
    <style:style style:name="T50_8" style:family="text">
      <style:text-properties fo:color="#1155cc" style:text-underline-style="solid" style:text-underline-color="font-color"/>
    </style:style>
    <style:style style:name="P51" style:family="paragraph" style:parent-style-name="Standard">
      <style:paragraph-properties fo:break-before="auto" fo:text-indent="0cm" fo:line-height="115%" fo:margin-left="1.905cm" style:writing-mode="lr-tb"/>
    </style:style>
    <style:style style:name="T51_1" style:family="text"/>
    <style:style style:name="T51_2" style:family="text">
      <style:text-properties fo:color="#1155cc" style:text-underline-style="solid" style:text-underline-color="font-color"/>
    </style:style>
    <style:style style:name="T51_3" style:family="text"/>
    <style:style style:name="T51_4" style:family="text"/>
    <style:style style:name="T51_5" style:family="text"/>
    <style:style style:name="T51_6" style:family="text">
      <style:text-properties fo:color="#1155cc" style:text-underline-style="solid" style:text-underline-color="font-color"/>
    </style:style>
    <style:style style:name="P52" style:family="paragraph" style:parent-style-name="Standard">
      <style:paragraph-properties fo:break-before="auto" fo:text-indent="0cm" fo:line-height="115%" fo:margin-left="1.905cm" style:writing-mode="lr-tb"/>
    </style:style>
    <style:style style:name="T52_1" style:family="text"/>
    <style:style style:name="T52_2" style:family="text">
      <style:text-properties fo:color="#1155cc" style:text-underline-style="solid" style:text-underline-color="font-color"/>
    </style:style>
    <style:style style:name="T52_3" style:family="text"/>
    <style:style style:name="T52_4" style:family="text"/>
    <style:style style:name="T52_5" style:family="text"/>
    <style:style style:name="T52_6" style:family="text">
      <style:text-properties fo:color="#1155cc" style:text-underline-style="solid" style:text-underline-color="font-color"/>
    </style:style>
    <style:style style:name="P53" style:family="paragraph" style:parent-style-name="Standard">
      <style:paragraph-properties fo:break-before="auto" fo:text-indent="0cm" fo:line-height="115%" fo:margin-left="0.635cm" style:writing-mode="lr-tb"/>
    </style:style>
    <style:style style:name="T53_1" style:family="text"/>
    <style:style style:name="T53_2" style:family="text">
      <style:text-properties fo:color="#1155cc" style:text-underline-style="solid" style:text-underline-color="font-color"/>
    </style:style>
    <style:style style:name="T53_3" style:family="text"/>
    <style:style style:name="T53_4" style:family="text"/>
    <style:style style:name="T53_5" style:family="text"/>
    <style:style style:name="T53_6" style:family="text">
      <style:text-properties fo:color="#1155cc" style:text-underline-style="solid" style:text-underline-color="font-color"/>
    </style:style>
    <style:style style:name="P54" style:family="paragraph" style:parent-style-name="Standard">
      <style:paragraph-properties fo:break-before="auto" fo:text-indent="0cm" fo:line-height="115%" fo:margin-left="1.905cm" style:writing-mode="lr-tb"/>
    </style:style>
    <style:style style:name="T54_1" style:family="text"/>
    <style:style style:name="T54_2" style:family="text">
      <style:text-properties fo:color="#1155cc" style:text-underline-style="solid" style:text-underline-color="font-color"/>
    </style:style>
    <style:style style:name="P55" style:family="paragraph" style:parent-style-name="Standard">
      <style:paragraph-properties fo:break-before="auto" fo:text-indent="0cm" fo:line-height="115%" fo:margin-left="1.905cm" style:writing-mode="lr-tb"/>
    </style:style>
    <style:style style:name="T55_1" style:family="text"/>
    <style:style style:name="T55_2" style:family="text">
      <style:text-properties fo:color="#1155cc" style:text-underline-style="solid" style:text-underline-color="font-color"/>
    </style:style>
    <style:style style:name="P56" style:family="paragraph" style:parent-style-name="Standard">
      <style:paragraph-properties fo:break-before="auto" fo:text-indent="0cm" fo:line-height="115%" fo:margin-left="1.905cm" style:writing-mode="lr-tb"/>
    </style:style>
    <style:style style:name="T56_1" style:family="text"/>
    <style:style style:name="T56_2" style:family="text">
      <style:text-properties fo:color="#1155cc" style:text-underline-style="solid" style:text-underline-color="font-color"/>
    </style:style>
    <style:style style:name="T56_3" style:family="text"/>
    <style:style style:name="T56_4" style:family="text"/>
    <style:style style:name="T56_5" style:family="text"/>
    <style:style style:name="T56_6" style:family="text">
      <style:text-properties fo:color="#1155cc" style:text-underline-style="solid" style:text-underline-color="font-color"/>
    </style:style>
    <style:style style:name="P57" style:family="paragraph" style:parent-style-name="Standard">
      <style:paragraph-properties fo:break-before="auto" fo:text-indent="0cm" fo:line-height="115%" fo:margin-left="0.635cm" style:writing-mode="lr-tb"/>
    </style:style>
    <style:style style:name="T57_1" style:family="text"/>
    <style:style style:name="T57_2" style:family="text">
      <style:text-properties fo:color="#1155cc" style:text-underline-style="solid" style:text-underline-color="font-color"/>
    </style:style>
    <style:style style:name="T57_3" style:family="text"/>
    <style:style style:name="T57_4" style:family="text"/>
    <style:style style:name="T57_5" style:family="text"/>
    <style:style style:name="T57_6" style:family="text">
      <style:text-properties fo:color="#1155cc" style:text-underline-style="solid" style:text-underline-color="font-color"/>
    </style:style>
    <style:style style:name="P58" style:family="paragraph" style:parent-style-name="Standard">
      <style:paragraph-properties fo:break-before="auto" fo:text-indent="0cm" fo:line-height="115%" fo:margin-left="1.905cm" style:writing-mode="lr-tb"/>
    </style:style>
    <style:style style:name="T58_1" style:family="text"/>
    <style:style style:name="T58_2" style:family="text">
      <style:text-properties fo:color="#1155cc" style:text-underline-style="solid" style:text-underline-color="font-color"/>
    </style:style>
    <style:style style:name="T58_3" style:family="text"/>
    <style:style style:name="T58_4" style:family="text">
      <style:text-properties fo:color="#1155cc" style:text-underline-style="solid" style:text-underline-color="font-color"/>
    </style:style>
    <style:style style:name="P59" style:family="paragraph" style:parent-style-name="Standard">
      <style:paragraph-properties fo:break-before="auto" fo:text-indent="0cm" fo:line-height="115%" fo:margin-left="1.905cm" style:writing-mode="lr-tb"/>
    </style:style>
    <style:style style:name="T59_1" style:family="text"/>
    <style:style style:name="T59_2" style:family="text">
      <style:text-properties fo:color="#1155cc" style:text-underline-style="solid" style:text-underline-color="font-color"/>
    </style:style>
    <style:style style:name="T59_3" style:family="text"/>
    <style:style style:name="T59_4" style:family="text">
      <style:text-properties fo:color="#1155cc" style:text-underline-style="solid" style:text-underline-color="font-color"/>
    </style:style>
    <style:style style:name="P60" style:family="paragraph" style:parent-style-name="Standard">
      <style:paragraph-properties fo:break-before="auto" fo:text-indent="0cm" fo:line-height="115%" fo:margin-left="1.905cm" style:writing-mode="lr-tb"/>
    </style:style>
    <style:style style:name="T60_1" style:family="text"/>
    <style:style style:name="T60_2" style:family="text">
      <style:text-properties fo:color="#1155cc" style:text-underline-style="solid" style:text-underline-color="font-color"/>
    </style:style>
    <style:style style:name="P61" style:family="paragraph" style:parent-style-name="Standard">
      <style:paragraph-properties fo:break-before="auto" fo:text-indent="0cm" fo:line-height="115%" fo:margin-left="1.905cm" style:writing-mode="lr-tb"/>
    </style:style>
    <style:style style:name="T61_1" style:family="text"/>
    <style:style style:name="T61_2" style:family="text">
      <style:text-properties fo:color="#1155cc" style:text-underline-style="solid" style:text-underline-color="font-color"/>
    </style:style>
    <style:style style:name="P62" style:family="paragraph" style:parent-style-name="Standard">
      <style:paragraph-properties fo:break-before="auto" fo:text-indent="0cm" fo:line-height="115%" fo:margin-left="1.905cm" style:writing-mode="lr-tb"/>
    </style:style>
    <style:style style:name="T62_1" style:family="text"/>
    <style:style style:name="T62_2" style:family="text">
      <style:text-properties fo:color="#1155cc" style:text-underline-style="solid" style:text-underline-color="font-color"/>
    </style:style>
    <style:style style:name="P63" style:family="paragraph" style:parent-style-name="Standard">
      <style:paragraph-properties fo:break-before="auto" fo:text-indent="0cm" fo:line-height="115%" fo:margin-left="1.905cm" style:writing-mode="lr-tb"/>
    </style:style>
    <style:style style:name="T63_1" style:family="text"/>
    <style:style style:name="T63_2" style:family="text">
      <style:text-properties fo:color="#1155cc" style:text-underline-style="solid" style:text-underline-color="font-color"/>
    </style:style>
    <style:style style:name="P64" style:family="paragraph" style:parent-style-name="Standard">
      <style:paragraph-properties fo:break-before="auto" fo:text-indent="0cm" fo:line-height="115%" fo:margin-left="0.635cm" style:writing-mode="lr-tb"/>
    </style:style>
    <style:style style:name="T64_1" style:family="text"/>
    <style:style style:name="T64_2" style:family="text">
      <style:text-properties fo:color="#1155cc" style:text-underline-style="solid" style:text-underline-color="font-color"/>
    </style:style>
    <style:style style:name="T64_3" style:family="text"/>
    <style:style style:name="T64_4" style:family="text"/>
    <style:style style:name="T64_5" style:family="text"/>
    <style:style style:name="T64_6" style:family="text">
      <style:text-properties fo:color="#1155cc" style:text-underline-style="solid" style:text-underline-color="font-color"/>
    </style:style>
    <style:style style:name="P65" style:family="paragraph" style:parent-style-name="Standard">
      <style:paragraph-properties fo:break-before="auto" fo:text-indent="0cm" fo:line-height="115%" fo:margin-left="0.635cm" style:writing-mode="lr-tb"/>
    </style:style>
    <style:style style:name="T65_1" style:family="text"/>
    <style:style style:name="T65_2" style:family="text">
      <style:text-properties fo:color="#1155cc" style:text-underline-style="solid" style:text-underline-color="font-color"/>
    </style:style>
    <style:style style:name="T65_3" style:family="text"/>
    <style:style style:name="T65_4" style:family="text"/>
    <style:style style:name="T65_5" style:family="text"/>
    <style:style style:name="T65_6" style:family="text">
      <style:text-properties fo:color="#1155cc" style:text-underline-style="solid" style:text-underline-color="font-color"/>
    </style:style>
    <style:style style:name="P66" style:family="paragraph" style:parent-style-name="Standard">
      <style:paragraph-properties fo:break-before="auto" fo:text-indent="0cm" fo:line-height="115%" fo:margin-left="1.905cm" style:writing-mode="lr-tb"/>
    </style:style>
    <style:style style:name="T66_1" style:family="text"/>
    <style:style style:name="T66_2" style:family="text">
      <style:text-properties fo:color="#1155cc" style:text-underline-style="solid" style:text-underline-color="font-color"/>
    </style:style>
    <style:style style:name="T66_3" style:family="text"/>
    <style:style style:name="T66_4" style:family="text"/>
    <style:style style:name="T66_5" style:family="text"/>
    <style:style style:name="T66_6" style:family="text">
      <style:text-properties fo:color="#1155cc" style:text-underline-style="solid" style:text-underline-color="font-color"/>
    </style:style>
    <style:style style:name="P67" style:family="paragraph" style:parent-style-name="Standard">
      <style:paragraph-properties fo:break-before="auto" fo:text-indent="0cm" fo:line-height="115%" fo:margin-left="2.54cm" style:writing-mode="lr-tb"/>
    </style:style>
    <style:style style:name="T67_1" style:family="text"/>
    <style:style style:name="T67_2" style:family="text">
      <style:text-properties fo:color="#1155cc" style:text-underline-style="solid" style:text-underline-color="font-color"/>
    </style:style>
    <style:style style:name="T67_3" style:family="text"/>
    <style:style style:name="T67_4" style:family="text">
      <style:text-properties fo:color="#1155cc" style:text-underline-style="solid" style:text-underline-color="font-color"/>
    </style:style>
    <style:style style:name="T67_5" style:family="text"/>
    <style:style style:name="T67_6" style:family="text"/>
    <style:style style:name="T67_7" style:family="text"/>
    <style:style style:name="T67_8" style:family="text">
      <style:text-properties fo:color="#1155cc" style:text-underline-style="solid" style:text-underline-color="font-color"/>
    </style:style>
    <style:style style:name="P68" style:family="paragraph" style:parent-style-name="Standard">
      <style:paragraph-properties fo:break-before="auto" fo:text-indent="0cm" fo:line-height="115%" fo:margin-left="2.54cm" style:writing-mode="lr-tb"/>
    </style:style>
    <style:style style:name="T68_1" style:family="text"/>
    <style:style style:name="T68_2" style:family="text">
      <style:text-properties fo:color="#1155cc" style:text-underline-style="solid" style:text-underline-color="font-color"/>
    </style:style>
    <style:style style:name="T68_3" style:family="text"/>
    <style:style style:name="T68_4" style:family="text">
      <style:text-properties fo:color="#1155cc" style:text-underline-style="solid" style:text-underline-color="font-color"/>
    </style:style>
    <style:style style:name="T68_5" style:family="text"/>
    <style:style style:name="T68_6" style:family="text"/>
    <style:style style:name="T68_7" style:family="text"/>
    <style:style style:name="T68_8" style:family="text">
      <style:text-properties fo:color="#1155cc" style:text-underline-style="solid" style:text-underline-color="font-color"/>
    </style:style>
    <style:style style:name="P69" style:family="paragraph" style:parent-style-name="Standard">
      <style:paragraph-properties fo:break-before="auto" fo:text-indent="0cm" fo:line-height="115%" fo:margin-left="2.54cm" style:writing-mode="lr-tb"/>
    </style:style>
    <style:style style:name="T69_1" style:family="text"/>
    <style:style style:name="T69_2" style:family="text">
      <style:text-properties fo:color="#1155cc" style:text-underline-style="solid" style:text-underline-color="font-color"/>
    </style:style>
    <style:style style:name="P70" style:family="paragraph" style:parent-style-name="Standard">
      <style:paragraph-properties fo:break-before="auto" fo:text-indent="0cm" fo:line-height="115%" fo:margin-left="1.905cm" style:writing-mode="lr-tb"/>
    </style:style>
    <style:style style:name="T70_1" style:family="text"/>
    <style:style style:name="T70_2" style:family="text">
      <style:text-properties fo:color="#1155cc" style:text-underline-style="solid" style:text-underline-color="font-color"/>
    </style:style>
    <style:style style:name="T70_3" style:family="text"/>
    <style:style style:name="T70_4" style:family="text">
      <style:text-properties fo:color="#1155cc" style:text-underline-style="solid" style:text-underline-color="font-color"/>
    </style:style>
    <style:style style:name="T70_5" style:family="text"/>
    <style:style style:name="T70_6" style:family="text">
      <style:text-properties fo:color="#1155cc" style:text-underline-style="solid" style:text-underline-color="font-color"/>
    </style:style>
    <style:style style:name="T70_7" style:family="text"/>
    <style:style style:name="T70_8" style:family="text"/>
    <style:style style:name="T70_9" style:family="text"/>
    <style:style style:name="T70_10" style:family="text">
      <style:text-properties fo:color="#1155cc" style:text-underline-style="solid" style:text-underline-color="font-color"/>
    </style:style>
    <style:style style:name="T70_11" style:family="text"/>
    <style:style style:name="T70_12" style:family="text"/>
    <style:style style:name="T70_13" style:family="text"/>
    <style:style style:name="T70_14" style:family="text">
      <style:text-properties fo:color="#1155cc" style:text-underline-style="solid" style:text-underline-color="font-color"/>
    </style:style>
    <style:style style:name="T70_15" style:family="text"/>
    <style:style style:name="T70_16" style:family="text">
      <style:text-properties fo:color="#1155cc" style:text-underline-style="solid" style:text-underline-color="font-color"/>
    </style:style>
    <style:style style:name="P71" style:family="paragraph" style:parent-style-name="Standard">
      <style:paragraph-properties fo:break-before="auto" fo:text-indent="0cm" fo:line-height="115%" fo:margin-left="2.54cm" style:writing-mode="lr-tb"/>
    </style:style>
    <style:style style:name="T71_1" style:family="text"/>
    <style:style style:name="T71_2" style:family="text">
      <style:text-properties fo:color="#1155cc" style:text-underline-style="solid" style:text-underline-color="font-color"/>
    </style:style>
    <style:style style:name="T71_3" style:family="text"/>
    <style:style style:name="T71_4" style:family="text">
      <style:text-properties fo:color="#1155cc" style:text-underline-style="solid" style:text-underline-color="font-color"/>
    </style:style>
    <style:style style:name="T71_5" style:family="text"/>
    <style:style style:name="T71_6" style:family="text"/>
    <style:style style:name="T71_7" style:family="text"/>
    <style:style style:name="T71_8" style:family="text">
      <style:text-properties fo:color="#1155cc" style:text-underline-style="solid" style:text-underline-color="font-color"/>
    </style:style>
    <style:style style:name="P72" style:family="paragraph" style:parent-style-name="Standard">
      <style:paragraph-properties fo:break-before="auto" fo:text-indent="0cm" fo:line-height="115%" fo:margin-left="2.54cm" style:writing-mode="lr-tb"/>
    </style:style>
    <style:style style:name="T72_1" style:family="text"/>
    <style:style style:name="T72_2" style:family="text">
      <style:text-properties fo:color="#1155cc" style:text-underline-style="solid" style:text-underline-color="font-color"/>
    </style:style>
    <style:style style:name="T72_3" style:family="text"/>
    <style:style style:name="T72_4" style:family="text">
      <style:text-properties fo:color="#1155cc" style:text-underline-style="solid" style:text-underline-color="font-color"/>
    </style:style>
    <style:style style:name="T72_5" style:family="text"/>
    <style:style style:name="T72_6" style:family="text"/>
    <style:style style:name="T72_7" style:family="text"/>
    <style:style style:name="T72_8" style:family="text">
      <style:text-properties fo:color="#1155cc" style:text-underline-style="solid" style:text-underline-color="font-color"/>
    </style:style>
    <style:style style:name="P73" style:family="paragraph" style:parent-style-name="Standard">
      <style:paragraph-properties fo:break-before="auto" fo:text-indent="0cm" fo:line-height="115%" fo:margin-left="2.54cm" style:writing-mode="lr-tb"/>
    </style:style>
    <style:style style:name="T73_1" style:family="text"/>
    <style:style style:name="T73_2" style:family="text">
      <style:text-properties fo:color="#1155cc" style:text-underline-style="solid" style:text-underline-color="font-color"/>
    </style:style>
    <style:style style:name="P74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75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76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77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78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79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0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1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Heading_20_1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P84" style:family="paragraph" style:parent-style-name="Heading_20_3">
      <style:paragraph-properties fo:break-before="auto" fo:line-height="115%" style:writing-mode="lr-tb"/>
    </style:style>
    <style:style style:name="T84_1" style:family="text"/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/>
    <style:style style:name="T86_40" style:family="text"/>
    <style:style style:name="T86_41" style:family="text"/>
    <style:style style:name="T86_42" style:family="text"/>
    <style:style style:name="T86_43" style:family="text"/>
    <style:style style:name="T86_44" style:family="text"/>
    <style:style style:name="T86_45" style:family="text"/>
    <style:style style:name="T86_46" style:family="text"/>
    <style:style style:name="T86_47" style:family="text"/>
    <style:style style:name="T86_48" style:family="text"/>
    <style:style style:name="T86_49" style:family="text"/>
    <style:style style:name="T86_50" style:family="text"/>
    <style:style style:name="T86_51" style:family="text"/>
    <style:style style:name="T86_52" style:family="text"/>
    <style:style style:name="T86_53" style:family="text"/>
    <style:style style:name="T86_54" style:family="text"/>
    <style:style style:name="T86_55" style:family="text"/>
    <style:style style:name="T86_56" style:family="text"/>
    <style:style style:name="T86_57" style:family="text"/>
    <style:style style:name="T86_58" style:family="text"/>
    <style:style style:name="T86_59" style:family="text"/>
    <style:style style:name="T86_60" style:family="text"/>
    <style:style style:name="T86_61" style:family="text"/>
    <style:style style:name="T86_62" style:family="text"/>
    <style:style style:name="T86_63" style:family="text"/>
    <style:style style:name="T86_64" style:family="text"/>
    <style:style style:name="T86_65" style:family="text"/>
    <style:style style:name="T86_66" style:family="text"/>
    <style:style style:name="T86_67" style:family="text"/>
    <style:style style:name="T86_68" style:family="text"/>
    <style:style style:name="T86_69" style:family="text"/>
    <style:style style:name="T86_70" style:family="text"/>
    <style:style style:name="T86_71" style:family="text"/>
    <style:style style:name="T86_72" style:family="text"/>
    <style:style style:name="T86_73" style:family="text"/>
    <style:style style:name="T86_74" style:family="text"/>
    <style:style style:name="T86_75" style:family="text"/>
    <style:style style:name="T86_76" style:family="text"/>
    <style:style style:name="T86_77" style:family="text"/>
    <style:style style:name="T86_78" style:family="text"/>
    <style:style style:name="T86_79" style:family="text"/>
    <style:style style:name="T86_80" style:family="text"/>
    <style:style style:name="T86_81" style:family="text"/>
    <style:style style:name="T86_82" style:family="text"/>
    <style:style style:name="T86_83" style:family="text"/>
    <style:style style:name="T86_84" style:family="text"/>
    <style:style style:name="T86_85" style:family="text"/>
    <style:style style:name="T86_86" style:family="text"/>
    <style:style style:name="T86_87" style:family="text"/>
    <style:style style:name="T86_88" style:family="text"/>
    <style:style style:name="T86_89" style:family="text"/>
    <style:style style:name="T86_90" style:family="text"/>
    <style:style style:name="T86_91" style:family="text"/>
    <style:style style:name="T86_92" style:family="text"/>
    <style:style style:name="T86_93" style:family="text"/>
    <style:style style:name="T86_94" style:family="text"/>
    <style:style style:name="T86_95" style:family="text"/>
    <style:style style:name="T86_96" style:family="text"/>
    <style:style style:name="T86_97" style:family="text"/>
    <style:style style:name="T86_98" style:family="text"/>
    <style:style style:name="T86_99" style:family="text"/>
    <style:style style:name="T86_100" style:family="text"/>
    <style:style style:name="T86_101" style:family="text"/>
    <style:style style:name="T86_102" style:family="text"/>
    <style:style style:name="T86_103" style:family="text"/>
    <style:style style:name="T86_104" style:family="text"/>
    <style:style style:name="T86_105" style:family="text"/>
    <style:style style:name="T86_106" style:family="text"/>
    <style:style style:name="T86_107" style:family="text"/>
    <style:style style:name="T86_108" style:family="text"/>
    <style:style style:name="T86_109" style:family="text"/>
    <style:style style:name="T86_110" style:family="text"/>
    <style:style style:name="T86_111" style:family="text"/>
    <style:style style:name="T86_112" style:family="text"/>
    <style:style style:name="T86_113" style:family="text"/>
    <style:style style:name="T86_114" style:family="text"/>
    <style:style style:name="T86_115" style:family="text"/>
    <style:style style:name="T86_116" style:family="text"/>
    <style:style style:name="T86_117" style:family="text"/>
    <style:style style:name="T86_118" style:family="text"/>
    <style:style style:name="T86_119" style:family="text"/>
    <style:style style:name="T86_120" style:family="text"/>
    <style:style style:name="T86_121" style:family="text"/>
    <style:style style:name="T86_122" style:family="text"/>
    <style:style style:name="T86_123" style:family="text"/>
    <style:style style:name="T86_124" style:family="text"/>
    <style:style style:name="T86_125" style:family="text"/>
    <style:style style:name="T86_126" style:family="text"/>
    <style:style style:name="T86_127" style:family="text"/>
    <style:style style:name="T86_128" style:family="text"/>
    <style:style style:name="T86_129" style:family="text"/>
    <style:style style:name="T86_130" style:family="text"/>
    <style:style style:name="T86_131" style:family="text"/>
    <style:style style:name="T86_132" style:family="text"/>
    <style:style style:name="T86_133" style:family="text"/>
    <style:style style:name="T86_134" style:family="text"/>
    <style:style style:name="T86_135" style:family="text"/>
    <style:style style:name="T86_136" style:family="text"/>
    <style:style style:name="T86_137" style:family="text"/>
    <style:style style:name="T86_138" style:family="text"/>
    <style:style style:name="T86_139" style:family="text"/>
    <style:style style:name="T86_140" style:family="text"/>
    <style:style style:name="T86_141" style:family="text"/>
    <style:style style:name="T86_142" style:family="text"/>
    <style:style style:name="T86_143" style:family="text"/>
    <style:style style:name="T86_144" style:family="text"/>
    <style:style style:name="T86_145" style:family="text"/>
    <style:style style:name="T86_146" style:family="text"/>
    <style:style style:name="T86_147" style:family="text"/>
    <style:style style:name="T86_148" style:family="text"/>
    <style:style style:name="T86_149" style:family="text"/>
    <style:style style:name="T86_150" style:family="text"/>
    <style:style style:name="T86_151" style:family="text"/>
    <style:style style:name="T86_152" style:family="text"/>
    <style:style style:name="T86_153" style:family="text"/>
    <style:style style:name="T86_154" style:family="text"/>
    <style:style style:name="T86_155" style:family="text"/>
    <style:style style:name="T86_156" style:family="text"/>
    <style:style style:name="T86_157" style:family="text"/>
    <style:style style:name="T86_158" style:family="text"/>
    <style:style style:name="T86_159" style:family="text"/>
    <style:style style:name="T86_160" style:family="text"/>
    <style:style style:name="T86_161" style:family="text"/>
    <style:style style:name="T86_162" style:family="text"/>
    <style:style style:name="T86_163" style:family="text"/>
    <style:style style:name="T86_164" style:family="text"/>
    <style:style style:name="T86_165" style:family="text"/>
    <style:style style:name="T86_166" style:family="text"/>
    <style:style style:name="T86_167" style:family="text"/>
    <style:style style:name="T86_168" style:family="text"/>
    <style:style style:name="T86_169" style:family="text"/>
    <style:style style:name="T86_170" style:family="text"/>
    <style:style style:name="T86_171" style:family="text"/>
    <style:style style:name="T86_172" style:family="text"/>
    <style:style style:name="T86_173" style:family="text"/>
    <style:style style:name="T86_174" style:family="text"/>
    <style:style style:name="T86_175" style:family="text"/>
    <style:style style:name="T86_176" style:family="text"/>
    <style:style style:name="T86_177" style:family="text"/>
    <style:style style:name="T86_178" style:family="text"/>
    <style:style style:name="T86_179" style:family="text"/>
    <style:style style:name="T86_180" style:family="text"/>
    <style:style style:name="T86_181" style:family="text"/>
    <style:style style:name="T86_182" style:family="text"/>
    <style:style style:name="T86_183" style:family="text"/>
    <style:style style:name="T86_184" style:family="text"/>
    <style:style style:name="T86_185" style:family="text"/>
    <style:style style:name="T86_186" style:family="text"/>
    <style:style style:name="T86_187" style:family="text"/>
    <style:style style:name="T86_188" style:family="text"/>
    <style:style style:name="T86_189" style:family="text"/>
    <style:style style:name="T86_190" style:family="text"/>
    <style:style style:name="T86_191" style:family="text"/>
    <style:style style:name="T86_192" style:family="text"/>
    <style:style style:name="T86_193" style:family="text"/>
    <style:style style:name="T86_194" style:family="text"/>
    <style:style style:name="T86_195" style:family="text"/>
    <style:style style:name="T86_196" style:family="text"/>
    <style:style style:name="T86_197" style:family="text"/>
    <style:style style:name="T86_198" style:family="text"/>
    <style:style style:name="T86_199" style:family="text"/>
    <style:style style:name="T86_200" style:family="text"/>
    <style:style style:name="T86_201" style:family="text"/>
    <style:style style:name="T86_202" style:family="text"/>
    <style:style style:name="T86_203" style:family="text"/>
    <style:style style:name="T86_204" style:family="text"/>
    <style:style style:name="T86_205" style:family="text"/>
    <style:style style:name="T86_206" style:family="text"/>
    <style:style style:name="T86_207" style:family="text"/>
    <style:style style:name="T86_208" style:family="text"/>
    <style:style style:name="T86_209" style:family="text"/>
    <style:style style:name="T86_210" style:family="text"/>
    <style:style style:name="T86_211" style:family="text"/>
    <style:style style:name="T86_212" style:family="text"/>
    <style:style style:name="T86_213" style:family="text"/>
    <style:style style:name="T86_214" style:family="text"/>
    <style:style style:name="T86_215" style:family="text"/>
    <style:style style:name="T86_216" style:family="text"/>
    <style:style style:name="T86_217" style:family="text"/>
    <style:style style:name="T86_218" style:family="text"/>
    <style:style style:name="T86_219" style:family="text"/>
    <style:style style:name="T86_220" style:family="text"/>
    <style:style style:name="T86_221" style:family="text"/>
    <style:style style:name="T86_222" style:family="text"/>
    <style:style style:name="T86_223" style:family="text"/>
    <style:style style:name="T86_224" style:family="text"/>
    <style:style style:name="T86_225" style:family="text"/>
    <style:style style:name="T86_226" style:family="text"/>
    <style:style style:name="T86_227" style:family="text"/>
    <style:style style:name="T86_228" style:family="text"/>
    <style:style style:name="T86_229" style:family="text"/>
    <style:style style:name="T86_230" style:family="text"/>
    <style:style style:name="T86_231" style:family="text"/>
    <style:style style:name="T86_232" style:family="text"/>
    <style:style style:name="T86_233" style:family="text"/>
    <style:style style:name="T86_234" style:family="text"/>
    <style:style style:name="T86_235" style:family="text"/>
    <style:style style:name="T86_236" style:family="text"/>
    <style:style style:name="T86_237" style:family="text"/>
    <style:style style:name="T86_238" style:family="text"/>
    <style:style style:name="T86_239" style:family="text"/>
    <style:style style:name="T86_240" style:family="text"/>
    <style:style style:name="T86_241" style:family="text"/>
    <style:style style:name="T86_242" style:family="text"/>
    <style:style style:name="T86_243" style:family="text"/>
    <style:style style:name="T86_244" style:family="text"/>
    <style:style style:name="T86_245" style:family="text"/>
    <style:style style:name="T86_246" style:family="text"/>
    <style:style style:name="T86_247" style:family="text"/>
    <style:style style:name="T86_248" style:family="text"/>
    <style:style style:name="T86_249" style:family="text"/>
    <style:style style:name="T86_250" style:family="text"/>
    <style:style style:name="T86_251" style:family="text"/>
    <style:style style:name="T86_252" style:family="text"/>
    <style:style style:name="T86_253" style:family="text"/>
    <style:style style:name="T86_254" style:family="text"/>
    <style:style style:name="T86_255" style:family="text"/>
    <style:style style:name="T86_256" style:family="text"/>
    <style:style style:name="T86_257" style:family="text"/>
    <style:style style:name="T86_258" style:family="text"/>
    <style:style style:name="T86_259" style:family="text"/>
    <style:style style:name="T86_260" style:family="text"/>
    <style:style style:name="T86_261" style:family="text"/>
    <style:style style:name="T86_262" style:family="text"/>
    <style:style style:name="T86_263" style:family="text"/>
    <style:style style:name="T86_264" style:family="text"/>
    <style:style style:name="T86_265" style:family="text"/>
    <style:style style:name="T86_266" style:family="text"/>
    <style:style style:name="T86_267" style:family="text"/>
    <style:style style:name="T86_268" style:family="text"/>
    <style:style style:name="T86_269" style:family="text"/>
    <style:style style:name="T86_270" style:family="text"/>
    <style:style style:name="T86_271" style:family="text"/>
    <style:style style:name="T86_272" style:family="text"/>
    <style:style style:name="T86_273" style:family="text"/>
    <style:style style:name="T86_274" style:family="text"/>
    <style:style style:name="T86_275" style:family="text"/>
    <style:style style:name="T86_276" style:family="text"/>
    <style:style style:name="T86_277" style:family="text"/>
    <style:style style:name="T86_278" style:family="text"/>
    <style:style style:name="T86_279" style:family="text"/>
    <style:style style:name="T86_280" style:family="text"/>
    <style:style style:name="T86_281" style:family="text"/>
    <style:style style:name="T86_282" style:family="text"/>
    <style:style style:name="T86_283" style:family="text"/>
    <style:style style:name="T86_284" style:family="text"/>
    <style:style style:name="T86_285" style:family="text"/>
    <style:style style:name="T86_286" style:family="text"/>
    <style:style style:name="T86_287" style:family="text"/>
    <style:style style:name="T86_288" style:family="text"/>
    <style:style style:name="T86_289" style:family="text"/>
    <style:style style:name="T86_290" style:family="text"/>
    <style:style style:name="T86_291" style:family="text"/>
    <style:style style:name="T86_292" style:family="text"/>
    <style:style style:name="T86_293" style:family="text"/>
    <style:style style:name="T86_294" style:family="text"/>
    <style:style style:name="T86_295" style:family="text"/>
    <style:style style:name="T86_296" style:family="text"/>
    <style:style style:name="T86_297" style:family="text"/>
    <style:style style:name="T86_298" style:family="text"/>
    <style:style style:name="T86_299" style:family="text"/>
    <style:style style:name="T86_300" style:family="text"/>
    <style:style style:name="T86_301" style:family="text"/>
    <style:style style:name="T86_302" style:family="text"/>
    <style:style style:name="T86_303" style:family="text"/>
    <style:style style:name="T86_304" style:family="text"/>
    <style:style style:name="T86_305" style:family="text"/>
    <style:style style:name="T86_306" style:family="text"/>
    <style:style style:name="T86_307" style:family="text"/>
    <style:style style:name="T86_308" style:family="text"/>
    <style:style style:name="T86_309" style:family="text"/>
    <style:style style:name="T86_310" style:family="text"/>
    <style:style style:name="T86_311" style:family="text"/>
    <style:style style:name="T86_312" style:family="text"/>
    <style:style style:name="P87" style:family="paragraph" style:parent-style-name="Standard">
      <style:paragraph-properties fo:break-before="auto" fo:line-height="115%" style:writing-mode="lr-tb"/>
    </style:style>
    <style:style style:name="P88" style:family="paragraph" style:parent-style-name="Heading_20_3">
      <style:paragraph-properties fo:break-before="auto" fo:line-height="115%" style:writing-mode="lr-tb"/>
    </style:style>
    <style:style style:name="T88_1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T89_30" style:family="text"/>
    <style:style style:name="T89_31" style:family="text"/>
    <style:style style:name="T89_32" style:family="text"/>
    <style:style style:name="T89_33" style:family="text"/>
    <style:style style:name="T89_34" style:family="text"/>
    <style:style style:name="T89_35" style:family="text"/>
    <style:style style:name="T89_36" style:family="text"/>
    <style:style style:name="T89_37" style:family="text"/>
    <style:style style:name="T89_38" style:family="text"/>
    <style:style style:name="T89_39" style:family="text"/>
    <style:style style:name="T89_40" style:family="text"/>
    <style:style style:name="T89_41" style:family="text"/>
    <style:style style:name="T89_42" style:family="text"/>
    <style:style style:name="T89_43" style:family="text"/>
    <style:style style:name="T89_44" style:family="text"/>
    <style:style style:name="T89_45" style:family="text"/>
    <style:style style:name="T89_46" style:family="text"/>
    <style:style style:name="T89_47" style:family="text"/>
    <style:style style:name="T89_48" style:family="text"/>
    <style:style style:name="T89_49" style:family="text"/>
    <style:style style:name="T89_50" style:family="text"/>
    <style:style style:name="T89_51" style:family="text"/>
    <style:style style:name="T89_52" style:family="text"/>
    <style:style style:name="T89_53" style:family="text"/>
    <style:style style:name="T89_54" style:family="text"/>
    <style:style style:name="T89_55" style:family="text"/>
    <style:style style:name="T89_56" style:family="text"/>
    <style:style style:name="T89_57" style:family="text"/>
    <style:style style:name="T89_58" style:family="text"/>
    <style:style style:name="T89_59" style:family="text"/>
    <style:style style:name="T89_60" style:family="text"/>
    <style:style style:name="T89_61" style:family="text"/>
    <style:style style:name="T89_62" style:family="text"/>
    <style:style style:name="T89_63" style:family="text"/>
    <style:style style:name="T89_64" style:family="text"/>
    <style:style style:name="T89_65" style:family="text"/>
    <style:style style:name="T89_66" style:family="text"/>
    <style:style style:name="T89_67" style:family="text"/>
    <style:style style:name="T89_68" style:family="text"/>
    <style:style style:name="T89_69" style:family="text"/>
    <style:style style:name="T89_70" style:family="text"/>
    <style:style style:name="T89_71" style:family="text"/>
    <style:style style:name="T89_72" style:family="text"/>
    <style:style style:name="T89_73" style:family="text"/>
    <style:style style:name="T89_74" style:family="text"/>
    <style:style style:name="T89_75" style:family="text"/>
    <style:style style:name="T89_76" style:family="text"/>
    <style:style style:name="T89_77" style:family="text"/>
    <style:style style:name="T89_78" style:family="text"/>
    <style:style style:name="T89_79" style:family="text"/>
    <style:style style:name="T89_80" style:family="text"/>
    <style:style style:name="T89_81" style:family="text"/>
    <style:style style:name="T89_82" style:family="text"/>
    <style:style style:name="T89_83" style:family="text"/>
    <style:style style:name="T89_84" style:family="text"/>
    <style:style style:name="T89_85" style:family="text"/>
    <style:style style:name="T89_86" style:family="text"/>
    <style:style style:name="T89_87" style:family="text"/>
    <style:style style:name="T89_88" style:family="text"/>
    <style:style style:name="T89_89" style:family="text"/>
    <style:style style:name="T89_90" style:family="text"/>
    <style:style style:name="T89_91" style:family="text"/>
    <style:style style:name="T89_92" style:family="text"/>
    <style:style style:name="T89_93" style:family="text"/>
    <style:style style:name="T89_94" style:family="text"/>
    <style:style style:name="T89_95" style:family="text"/>
    <style:style style:name="T89_96" style:family="text"/>
    <style:style style:name="T89_97" style:family="text"/>
    <style:style style:name="T89_98" style:family="text"/>
    <style:style style:name="T89_99" style:family="text"/>
    <style:style style:name="T89_100" style:family="text"/>
    <style:style style:name="T89_101" style:family="text"/>
    <style:style style:name="T89_102" style:family="text"/>
    <style:style style:name="T89_103" style:family="text"/>
    <style:style style:name="T89_104" style:family="text"/>
    <style:style style:name="T89_105" style:family="text"/>
    <style:style style:name="T89_106" style:family="text"/>
    <style:style style:name="T89_107" style:family="text"/>
    <style:style style:name="T89_108" style:family="text"/>
    <style:style style:name="T89_109" style:family="text"/>
    <style:style style:name="T89_110" style:family="text"/>
    <style:style style:name="T89_111" style:family="text"/>
    <style:style style:name="T89_112" style:family="text"/>
    <style:style style:name="T89_113" style:family="text"/>
    <style:style style:name="T89_114" style:family="text"/>
    <style:style style:name="T89_115" style:family="text"/>
    <style:style style:name="T89_116" style:family="text"/>
    <style:style style:name="T89_117" style:family="text"/>
    <style:style style:name="T89_118" style:family="text"/>
    <style:style style:name="T89_119" style:family="text"/>
    <style:style style:name="T89_120" style:family="text"/>
    <style:style style:name="T89_121" style:family="text"/>
    <style:style style:name="T89_122" style:family="text"/>
    <style:style style:name="T89_123" style:family="text"/>
    <style:style style:name="T89_124" style:family="text"/>
    <style:style style:name="T89_125" style:family="text"/>
    <style:style style:name="T89_126" style:family="text"/>
    <style:style style:name="T89_127" style:family="text"/>
    <style:style style:name="T89_128" style:family="text"/>
    <style:style style:name="T89_129" style:family="text"/>
    <style:style style:name="T89_130" style:family="text"/>
    <style:style style:name="P90" style:family="paragraph" style:parent-style-name="Standard">
      <style:paragraph-properties fo:break-before="auto" fo:line-height="115%" style:writing-mode="lr-tb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P92" style:family="paragraph" style:parent-style-name="Standard">
      <style:paragraph-properties fo:break-before="auto" fo:line-height="115%" fo:margin-top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P93" style:family="paragraph" style:parent-style-name="Standard">
      <style:paragraph-properties fo:break-before="auto" fo:line-height="115%" fo:margin-top="0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P94" style:family="paragraph" style:parent-style-name="Standard">
      <style:paragraph-properties fo:break-before="auto" fo:line-height="115%" fo:margin-top="0cm" fo:margin-bottom="0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P95" style:family="paragraph" style:parent-style-name="Standard">
      <style:paragraph-properties fo:break-before="auto" fo:line-height="115%" style:writing-mode="lr-tb"/>
    </style:style>
    <style:style style:name="P96" style:family="paragraph" style:parent-style-name="Standard">
      <style:paragraph-properties fo:break-before="auto" fo:line-height="115%" style:writing-mode="lr-tb"/>
    </style:style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Standard">
      <style:paragraph-properties fo:break-before="auto" fo:line-height="115%" style:writing-mode="lr-tb"/>
    </style:style>
    <style:style style:name="P99" style:family="paragraph" style:parent-style-name="Standard">
      <style:paragraph-properties fo:break-before="auto" fo:line-height="115%" style:writing-mode="lr-tb"/>
    </style:style>
    <style:style style:name="P100" style:family="paragraph" style:parent-style-name="Standard">
      <style:paragraph-properties fo:break-before="auto" fo:line-height="115%" style:writing-mode="lr-tb"/>
    </style:style>
    <style:style style:name="P101" style:family="paragraph" style:parent-style-name="Standard">
      <style:paragraph-properties fo:break-before="auto" fo:line-height="115%" style:writing-mode="lr-tb"/>
    </style:style>
    <style:style style:name="P102" style:family="paragraph" style:parent-style-name="Standard">
      <style:paragraph-properties fo:break-before="auto" fo:line-height="115%" style:writing-mode="lr-tb"/>
    </style:style>
    <style:style style:name="P103" style:family="paragraph" style:parent-style-name="Standard">
      <style:paragraph-properties fo:break-before="auto" fo:line-height="115%" style:writing-mode="lr-tb"/>
    </style:style>
    <style:style style:name="P104" style:family="paragraph" style:parent-style-name="Standard">
      <style:paragraph-properties fo:break-before="auto" fo:line-height="115%" style:writing-mode="lr-tb"/>
    </style:style>
    <style:style style:name="P105" style:family="paragraph" style:parent-style-name="Standard">
      <style:paragraph-properties fo:break-before="auto" fo:line-height="115%" style:writing-mode="lr-tb"/>
    </style:style>
    <style:style style:name="P106" style:family="paragraph" style:parent-style-name="Standard">
      <style:paragraph-properties fo:break-before="auto" fo:line-height="115%" style:writing-mode="lr-tb"/>
    </style:style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Standard">
      <style:paragraph-properties fo:break-before="auto" fo:line-height="115%" style:writing-mode="lr-tb"/>
    </style:style>
    <style:style style:name="P109" style:family="paragraph" style:parent-style-name="Heading_20_1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P110" style:family="paragraph" style:parent-style-name="Heading_20_3">
      <style:paragraph-properties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P111" style:family="paragraph" style:parent-style-name="Standard">
      <style:paragraph-properties fo:break-before="auto" fo:line-height="115%" fo:margin-top="0cm" fo:margin-bottom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P112" style:family="paragraph" style:parent-style-name="Standard">
      <style:paragraph-properties fo:break-before="auto" fo:line-height="115%" style:writing-mode="lr-tb"/>
    </style:style>
    <style:style style:name="P113" style:family="paragraph" style:parent-style-name="Heading_20_3">
      <style:paragraph-properties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P114" style:family="paragraph" style:parent-style-name="Standard">
      <style:paragraph-properties fo:break-before="auto" fo:line-height="115%" fo:margin-top="0cm" fo:margin-bottom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T114_27" style:family="text"/>
    <style:style style:name="T114_28" style:family="text"/>
    <style:style style:name="T114_29" style:family="text"/>
    <style:style style:name="T114_30" style:family="text"/>
    <style:style style:name="T114_31" style:family="text"/>
    <style:style style:name="T114_32" style:family="text"/>
    <style:style style:name="T114_33" style:family="text"/>
    <style:style style:name="T114_34" style:family="text"/>
    <style:style style:name="T114_35" style:family="text"/>
    <style:style style:name="T114_36" style:family="text"/>
    <style:style style:name="T114_37" style:family="text"/>
    <style:style style:name="T114_38" style:family="text"/>
    <style:style style:name="T114_39" style:family="text"/>
    <style:style style:name="T114_40" style:family="text"/>
    <style:style style:name="P115" style:family="paragraph" style:parent-style-name="Standard">
      <style:paragraph-properties fo:break-before="auto" fo:line-height="115%" style:writing-mode="lr-tb"/>
    </style:style>
    <style:style style:name="P116" style:family="paragraph" style:parent-style-name="Heading_20_3">
      <style:paragraph-properties fo:break-before="auto" fo:line-height="115%" style:writing-mode="lr-tb"/>
    </style:style>
    <style:style style:name="T116_1" style:family="text"/>
    <style:style style:name="T116_2" style:family="text"/>
    <style:style style:name="T116_3" style:family="text"/>
    <style:style style:name="P117" style:family="paragraph" style:parent-style-name="Standard">
      <style:paragraph-properties fo:break-before="auto" fo:line-height="115%" fo:margin-top="0cm" fo:margin-bottom="0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P118" style:family="paragraph" style:parent-style-name="Standard">
      <style:paragraph-properties fo:break-before="auto" fo:line-height="115%" style:writing-mode="lr-tb"/>
    </style:style>
    <style:style style:name="P119" style:family="paragraph" style:parent-style-name="Heading_20_3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P120" style:family="paragraph" style:parent-style-name="Standard">
      <style:paragraph-properties fo:break-before="auto" fo:line-height="115%" fo:margin-top="0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P121" style:family="paragraph" style:parent-style-name="Standard">
      <style:paragraph-properties fo:break-before="auto" fo:line-height="115%" fo:margin-top="0cm" fo:margin-bottom="0cm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T121_18" style:family="text"/>
    <style:style style:name="T121_19" style:family="text"/>
    <style:style style:name="T121_20" style:family="text"/>
    <style:style style:name="T121_21" style:family="text"/>
    <style:style style:name="T121_22" style:family="text"/>
    <style:style style:name="T121_23" style:family="text"/>
    <style:style style:name="T121_24" style:family="text"/>
    <style:style style:name="T121_25" style:family="text"/>
    <style:style style:name="T121_26" style:family="text"/>
    <style:style style:name="T121_27" style:family="text"/>
    <style:style style:name="T121_28" style:family="text"/>
    <style:style style:name="T121_29" style:family="text"/>
    <style:style style:name="T121_30" style:family="text"/>
    <style:style style:name="T121_31" style:family="text"/>
    <style:style style:name="T121_32" style:family="text"/>
    <style:style style:name="T121_33" style:family="text"/>
    <style:style style:name="T121_34" style:family="text"/>
    <style:style style:name="T121_35" style:family="text"/>
    <style:style style:name="T121_36" style:family="text"/>
    <style:style style:name="T121_37" style:family="text"/>
    <style:style style:name="T121_38" style:family="text"/>
    <style:style style:name="P122" style:family="paragraph" style:parent-style-name="Standard">
      <style:paragraph-properties fo:break-before="auto" fo:line-height="115%" style:writing-mode="lr-tb"/>
    </style:style>
    <style:style style:name="P123" style:family="paragraph" style:parent-style-name="Heading_20_3">
      <style:paragraph-properties fo:break-before="auto" fo:line-height="115%" style:writing-mode="lr-tb"/>
    </style:style>
    <style:style style:name="P124" style:family="paragraph" style:parent-style-name="Standard">
      <style:paragraph-properties fo:break-before="auto" fo:line-height="115%" style:writing-mode="lr-tb"/>
    </style:style>
    <style:style style:name="P125" style:family="paragraph" style:parent-style-name="Standard">
      <style:paragraph-properties fo:break-before="auto" fo:line-height="115%" style:writing-mode="lr-tb"/>
    </style:style>
    <style:style style:name="P126" style:family="paragraph" style:parent-style-name="Standard">
      <style:paragraph-properties fo:break-before="auto" fo:line-height="115%" style:writing-mode="lr-tb"/>
    </style:style>
    <style:style style:name="P127" style:family="paragraph" style:parent-style-name="Standard">
      <style:paragraph-properties fo:break-before="auto" fo:line-height="115%" style:writing-mode="lr-tb"/>
    </style:style>
    <style:style style:name="P128" style:family="paragraph" style:parent-style-name="Standard">
      <style:paragraph-properties fo:break-before="auto" fo:line-height="115%" style:writing-mode="lr-tb"/>
    </style:style>
    <style:style style:name="P129" style:family="paragraph" style:parent-style-name="Standard">
      <style:paragraph-properties fo:break-before="auto" fo:line-height="115%" style:writing-mode="lr-tb"/>
    </style:style>
    <style:style style:name="P130" style:family="paragraph" style:parent-style-name="Heading_20_1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P131" style:family="paragraph" style:parent-style-name="Heading_20_3">
      <style:paragraph-properties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T132_29" style:family="text"/>
    <style:style style:name="T132_30" style:family="text"/>
    <style:style style:name="T132_31" style:family="text"/>
    <style:style style:name="T132_32" style:family="text"/>
    <style:style style:name="T132_33" style:family="text"/>
    <style:style style:name="T132_34" style:family="text"/>
    <style:style style:name="T132_35" style:family="text"/>
    <style:style style:name="T132_36" style:family="text"/>
    <style:style style:name="T132_37" style:family="text"/>
    <style:style style:name="T132_38" style:family="text"/>
    <style:style style:name="T132_39" style:family="text"/>
    <style:style style:name="T132_40" style:family="text"/>
    <style:style style:name="T132_41" style:family="text"/>
    <style:style style:name="T132_42" style:family="text"/>
    <style:style style:name="T132_43" style:family="text"/>
    <style:style style:name="T132_44" style:family="text"/>
    <style:style style:name="T132_45" style:family="text"/>
    <style:style style:name="T132_46" style:family="text"/>
    <style:style style:name="T132_47" style:family="text"/>
    <style:style style:name="T132_48" style:family="text"/>
    <style:style style:name="T132_49" style:family="text"/>
    <style:style style:name="T132_50" style:family="text"/>
    <style:style style:name="T132_51" style:family="text"/>
    <style:style style:name="T132_52" style:family="text"/>
    <style:style style:name="T132_53" style:family="text"/>
    <style:style style:name="T132_54" style:family="text"/>
    <style:style style:name="T132_55" style:family="text"/>
    <style:style style:name="T132_56" style:family="text"/>
    <style:style style:name="T132_57" style:family="text"/>
    <style:style style:name="T132_58" style:family="text"/>
    <style:style style:name="T132_59" style:family="text"/>
    <style:style style:name="T132_60" style:family="text"/>
    <style:style style:name="T132_61" style:family="text"/>
    <style:style style:name="T132_62" style:family="text"/>
    <style:style style:name="T132_63" style:family="text"/>
    <style:style style:name="T132_64" style:family="text"/>
    <style:style style:name="T132_65" style:family="text"/>
    <style:style style:name="T132_66" style:family="text"/>
    <style:style style:name="T132_67" style:family="text"/>
    <style:style style:name="T132_68" style:family="text"/>
    <style:style style:name="T132_69" style:family="text"/>
    <style:style style:name="T132_70" style:family="text"/>
    <style:style style:name="T132_71" style:family="text"/>
    <style:style style:name="T132_72" style:family="text"/>
    <style:style style:name="T132_73" style:family="text"/>
    <style:style style:name="T132_74" style:family="text"/>
    <style:style style:name="T132_75" style:family="text"/>
    <style:style style:name="T132_76" style:family="text"/>
    <style:style style:name="T132_77" style:family="text"/>
    <style:style style:name="T132_78" style:family="text"/>
    <style:style style:name="T132_79" style:family="text"/>
    <style:style style:name="T132_80" style:family="text"/>
    <style:style style:name="T132_81" style:family="text"/>
    <style:style style:name="T132_82" style:family="text"/>
    <style:style style:name="T132_83" style:family="text"/>
    <style:style style:name="T132_84" style:family="text"/>
    <style:style style:name="T132_85" style:family="text"/>
    <style:style style:name="T132_86" style:family="text"/>
    <style:style style:name="T132_87" style:family="text"/>
    <style:style style:name="T132_88" style:family="text"/>
    <style:style style:name="T132_89" style:family="text"/>
    <style:style style:name="T132_90" style:family="text"/>
    <style:style style:name="T132_91" style:family="text"/>
    <style:style style:name="T132_92" style:family="text"/>
    <style:style style:name="T132_93" style:family="text"/>
    <style:style style:name="T132_94" style:family="text"/>
    <style:style style:name="T132_95" style:family="text"/>
    <style:style style:name="T132_96" style:family="text"/>
    <style:style style:name="T132_97" style:family="text"/>
    <style:style style:name="T132_98" style:family="text"/>
    <style:style style:name="T132_99" style:family="text"/>
    <style:style style:name="T132_100" style:family="text"/>
    <style:style style:name="T132_101" style:family="text"/>
    <style:style style:name="T132_102" style:family="text"/>
    <style:style style:name="T132_103" style:family="text"/>
    <style:style style:name="T132_104" style:family="text"/>
    <style:style style:name="T132_105" style:family="text"/>
    <style:style style:name="T132_106" style:family="text"/>
    <style:style style:name="T132_107" style:family="text"/>
    <style:style style:name="T132_108" style:family="text"/>
    <style:style style:name="T132_109" style:family="text"/>
    <style:style style:name="T132_110" style:family="text"/>
    <style:style style:name="T132_111" style:family="text"/>
    <style:style style:name="T132_112" style:family="text"/>
    <style:style style:name="T132_113" style:family="text"/>
    <style:style style:name="T132_114" style:family="text"/>
    <style:style style:name="T132_115" style:family="text"/>
    <style:style style:name="T132_116" style:family="text"/>
    <style:style style:name="T132_117" style:family="text"/>
    <style:style style:name="T132_118" style:family="text"/>
    <style:style style:name="T132_119" style:family="text"/>
    <style:style style:name="T132_120" style:family="text"/>
    <style:style style:name="T132_121" style:family="text"/>
    <style:style style:name="T132_122" style:family="text"/>
    <style:style style:name="T132_123" style:family="text"/>
    <style:style style:name="T132_124" style:family="text"/>
    <style:style style:name="T132_125" style:family="text"/>
    <style:style style:name="T132_126" style:family="text"/>
    <style:style style:name="T132_127" style:family="text"/>
    <style:style style:name="T132_128" style:family="text"/>
    <style:style style:name="T132_129" style:family="text"/>
    <style:style style:name="T132_130" style:family="text"/>
    <style:style style:name="T132_131" style:family="text"/>
    <style:style style:name="T132_132" style:family="text"/>
    <style:style style:name="T132_133" style:family="text"/>
    <style:style style:name="T132_134" style:family="text"/>
    <style:style style:name="T132_135" style:family="text"/>
    <style:style style:name="T132_136" style:family="text"/>
    <style:style style:name="T132_137" style:family="text"/>
    <style:style style:name="T132_138" style:family="text"/>
    <style:style style:name="T132_139" style:family="text"/>
    <style:style style:name="T132_140" style:family="text"/>
    <style:style style:name="T132_141" style:family="text"/>
    <style:style style:name="T132_142" style:family="text"/>
    <style:style style:name="T132_143" style:family="text"/>
    <style:style style:name="T132_144" style:family="text"/>
    <style:style style:name="T132_145" style:family="text"/>
    <style:style style:name="T132_146" style:family="text"/>
    <style:style style:name="T132_147" style:family="text"/>
    <style:style style:name="T132_148" style:family="text"/>
    <style:style style:name="T132_149" style:family="text"/>
    <style:style style:name="T132_150" style:family="text"/>
    <style:style style:name="T132_151" style:family="text"/>
    <style:style style:name="T132_152" style:family="text"/>
    <style:style style:name="T132_153" style:family="text"/>
    <style:style style:name="T132_154" style:family="text"/>
    <style:style style:name="T132_155" style:family="text"/>
    <style:style style:name="T132_156" style:family="text"/>
    <style:style style:name="T132_157" style:family="text"/>
    <style:style style:name="T132_158" style:family="text"/>
    <style:style style:name="T132_159" style:family="text"/>
    <style:style style:name="T132_160" style:family="text"/>
    <style:style style:name="T132_161" style:family="text"/>
    <style:style style:name="T132_162" style:family="text"/>
    <style:style style:name="T132_163" style:family="text"/>
    <style:style style:name="T132_164" style:family="text"/>
    <style:style style:name="T132_165" style:family="text"/>
    <style:style style:name="T132_166" style:family="text"/>
    <style:style style:name="T132_167" style:family="text"/>
    <style:style style:name="T132_168" style:family="text"/>
    <style:style style:name="T132_169" style:family="text"/>
    <style:style style:name="T132_170" style:family="text"/>
    <style:style style:name="T132_171" style:family="text"/>
    <style:style style:name="T132_172" style:family="text"/>
    <style:style style:name="T132_173" style:family="text"/>
    <style:style style:name="T132_174" style:family="text"/>
    <style:style style:name="T132_175" style:family="text"/>
    <style:style style:name="T132_176" style:family="text"/>
    <style:style style:name="T132_177" style:family="text"/>
    <style:style style:name="T132_178" style:family="text"/>
    <style:style style:name="T132_179" style:family="text"/>
    <style:style style:name="T132_180" style:family="text"/>
    <style:style style:name="T132_181" style:family="text"/>
    <style:style style:name="T132_182" style:family="text"/>
    <style:style style:name="T132_183" style:family="text"/>
    <style:style style:name="T132_184" style:family="text"/>
    <style:style style:name="T132_185" style:family="text"/>
    <style:style style:name="T132_186" style:family="text"/>
    <style:style style:name="T132_187" style:family="text"/>
    <style:style style:name="T132_188" style:family="text"/>
    <style:style style:name="T132_189" style:family="text"/>
    <style:style style:name="T132_190" style:family="text"/>
    <style:style style:name="T132_191" style:family="text"/>
    <style:style style:name="T132_192" style:family="text"/>
    <style:style style:name="T132_193" style:family="text"/>
    <style:style style:name="T132_194" style:family="text"/>
    <style:style style:name="T132_195" style:family="text"/>
    <style:style style:name="T132_196" style:family="text"/>
    <style:style style:name="T132_197" style:family="text"/>
    <style:style style:name="T132_198" style:family="text"/>
    <style:style style:name="T132_199" style:family="text"/>
    <style:style style:name="T132_200" style:family="text"/>
    <style:style style:name="P133" style:family="paragraph" style:parent-style-name="Standard">
      <style:paragraph-properties fo:break-before="auto" fo:line-height="115%" style:writing-mode="lr-tb"/>
    </style:style>
    <style:style style:name="P134" style:family="paragraph" style:parent-style-name="Heading_20_3">
      <style:paragraph-properties fo:break-before="auto" fo:line-height="115%" style:writing-mode="lr-tb"/>
    </style:style>
    <style:style style:name="P135" style:family="paragraph" style:parent-style-name="Standard">
      <style:paragraph-properties fo:break-before="auto" fo:line-height="115%" style:writing-mode="lr-tb"/>
    </style:style>
    <style:style style:name="P136" style:family="paragraph" style:parent-style-name="Standard">
      <style:paragraph-properties fo:break-before="auto" fo:line-height="115%" style:writing-mode="lr-tb"/>
    </style:style>
    <style:style style:name="P137" style:family="paragraph" style:parent-style-name="Standard">
      <style:paragraph-properties fo:break-before="auto" fo:line-height="115%" style:writing-mode="lr-tb"/>
    </style:style>
    <style:style style:name="P138" style:family="paragraph" style:parent-style-name="Standard">
      <style:paragraph-properties fo:break-before="auto" fo:line-height="115%" style:writing-mode="lr-tb"/>
    </style:style>
    <style:style style:name="P139" style:family="paragraph" style:parent-style-name="Heading_20_1">
      <style:paragraph-properties fo:break-before="auto" fo:line-height="115%" style:writing-mode="lr-tb"/>
    </style:style>
    <style:style style:name="T139_1" style:family="text"/>
    <style:style style:name="T139_2" style:family="text"/>
    <style:style style:name="T139_3" style:family="text"/>
    <style:style style:name="P140" style:family="paragraph" style:parent-style-name="Heading_20_3">
      <style:paragraph-properties fo:break-before="auto" fo:line-height="115%" style:writing-mode="lr-tb"/>
    </style:style>
    <style:style style:name="T140_1" style:family="text"/>
    <style:style style:name="T140_2" style:family="text"/>
    <style:style style:name="P141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5.503cm"/>
    </style:style>
    <style:style style:name="Column2" style:family="table-column">
      <style:table-column-properties style:column-width="5.503cm"/>
    </style:style>
    <style:style style:name="Column3" style:family="table-column">
      <style:table-column-properties style:column-width="5.503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break-before="auto" fo:line-height="115%" style:writing-mode="lr-tb"/>
    </style:style>
    <style:style style:name="P152" style:family="paragraph" style:parent-style-name="Standard">
      <style:paragraph-properties fo:break-before="auto" fo:line-height="115%" style:writing-mode="lr-tb"/>
    </style:style>
    <style:style style:name="P153" style:family="paragraph" style:parent-style-name="Heading_20_3">
      <style:paragraph-properties fo:break-before="auto" fo:line-height="115%" style:writing-mode="lr-tb"/>
    </style:style>
    <style:style style:name="T153_1" style:family="text"/>
    <style:style style:name="T153_2" style:family="text"/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T154_14" style:family="text"/>
    <style:style style:name="T154_15" style:family="text"/>
    <style:style style:name="T154_16" style:family="text"/>
    <style:style style:name="T154_17" style:family="text"/>
    <style:style style:name="T154_18" style:family="text"/>
    <style:style style:name="T154_19" style:family="text"/>
    <style:style style:name="T154_20" style:family="text"/>
    <style:style style:name="T154_21" style:family="text"/>
    <style:style style:name="T154_22" style:family="text"/>
    <style:style style:name="T154_23" style:family="text"/>
    <style:style style:name="T154_24" style:family="text"/>
    <style:style style:name="T154_25" style:family="text"/>
    <style:style style:name="T154_26" style:family="text"/>
    <style:style style:name="T154_27" style:family="text"/>
    <style:style style:name="T154_28" style:family="text"/>
    <style:style style:name="T154_29" style:family="text"/>
    <style:style style:name="T154_30" style:family="text"/>
    <style:style style:name="T154_31" style:family="text"/>
    <style:style style:name="T154_32" style:family="text"/>
    <style:style style:name="T154_33" style:family="text"/>
    <style:style style:name="T154_34" style:family="text"/>
    <style:style style:name="T154_35" style:family="text"/>
    <style:style style:name="T154_36" style:family="text"/>
    <style:style style:name="T154_37" style:family="text"/>
    <style:style style:name="T154_38" style:family="text"/>
    <style:style style:name="T154_39" style:family="text"/>
    <style:style style:name="T154_40" style:family="text"/>
    <style:style style:name="T154_41" style:family="text"/>
    <style:style style:name="T154_42" style:family="text"/>
    <style:style style:name="T154_43" style:family="text"/>
    <style:style style:name="T154_44" style:family="text"/>
    <style:style style:name="T154_45" style:family="text"/>
    <style:style style:name="T154_46" style:family="text"/>
    <style:style style:name="T154_47" style:family="text"/>
    <style:style style:name="T154_48" style:family="text"/>
    <style:style style:name="T154_49" style:family="text"/>
    <style:style style:name="T154_50" style:family="text"/>
    <style:style style:name="T154_51" style:family="text"/>
    <style:style style:name="T154_52" style:family="text"/>
    <style:style style:name="T154_53" style:family="text"/>
    <style:style style:name="T154_54" style:family="text"/>
    <style:style style:name="T154_55" style:family="text"/>
    <style:style style:name="T154_56" style:family="text"/>
    <style:style style:name="T154_57" style:family="text"/>
    <style:style style:name="T154_58" style:family="text"/>
    <style:style style:name="T154_59" style:family="text"/>
    <style:style style:name="T154_60" style:family="text"/>
    <style:style style:name="T154_61" style:family="text"/>
    <style:style style:name="T154_62" style:family="text"/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/>
    <style:style style:name="T155_2" style:family="text"/>
    <style:style style:name="P156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16.51cm" fo:margin-left="0cm"/>
    </style:style>
    <style:style style:name="Column4" style:family="table-column">
      <style:table-column-properties style:column-width="5.503cm"/>
    </style:style>
    <style:style style:name="Column5" style:family="table-column">
      <style:table-column-properties style:column-width="5.503cm"/>
    </style:style>
    <style:style style:name="Column6" style:family="table-column">
      <style:table-column-properties style:column-width="5.503cm"/>
    </style:style>
    <style:style style:name="Row4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6" style:family="paragraph" style:parent-style-name="Standard">
      <style:paragraph-properties fo:break-before="auto" fo:line-height="115%" style:writing-mode="lr-tb"/>
    </style:style>
    <style:style style:name="P167" style:family="paragraph" style:parent-style-name="Heading_20_3">
      <style:paragraph-properties fo:break-before="auto" fo:line-height="115%" style:writing-mode="lr-tb"/>
    </style:style>
    <style:style style:name="T167_1" style:family="text"/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T168_17" style:family="text"/>
    <style:style style:name="T168_18" style:family="text"/>
    <style:style style:name="T168_19" style:family="text"/>
    <style:style style:name="T168_20" style:family="text"/>
    <style:style style:name="T168_21" style:family="text"/>
    <style:style style:name="T168_22" style:family="text"/>
    <style:style style:name="T168_23" style:family="text"/>
    <style:style style:name="T168_24" style:family="text"/>
    <style:style style:name="T168_25" style:family="text"/>
    <style:style style:name="T168_26" style:family="text"/>
    <style:style style:name="T168_27" style:family="text"/>
    <style:style style:name="T168_28" style:family="text"/>
    <style:style style:name="T168_29" style:family="text"/>
    <style:style style:name="T168_30" style:family="text"/>
    <style:style style:name="T168_31" style:family="text"/>
    <style:style style:name="T168_32" style:family="text"/>
    <style:style style:name="T168_33" style:family="text"/>
    <style:style style:name="T168_34" style:family="text"/>
    <style:style style:name="T168_35" style:family="text"/>
    <style:style style:name="T168_36" style:family="text"/>
    <style:style style:name="T168_37" style:family="text"/>
    <style:style style:name="T168_38" style:family="text"/>
    <style:style style:name="T168_39" style:family="text"/>
    <style:style style:name="T168_40" style:family="text"/>
    <style:style style:name="T168_41" style:family="text"/>
    <style:style style:name="T168_42" style:family="text"/>
    <style:style style:name="T168_43" style:family="text"/>
    <style:style style:name="T168_44" style:family="text"/>
    <style:style style:name="T168_45" style:family="text"/>
    <style:style style:name="T168_46" style:family="text"/>
    <style:style style:name="T168_47" style:family="text"/>
    <style:style style:name="T168_48" style:family="text"/>
    <style:style style:name="T168_49" style:family="text"/>
    <style:style style:name="T168_50" style:family="text"/>
    <style:style style:name="T168_51" style:family="text"/>
    <style:style style:name="T168_52" style:family="text"/>
    <style:style style:name="T168_53" style:family="text"/>
    <style:style style:name="T168_54" style:family="text"/>
    <style:style style:name="T168_55" style:family="text"/>
    <style:style style:name="T168_56" style:family="text"/>
    <style:style style:name="T168_57" style:family="text"/>
    <style:style style:name="T168_58" style:family="text"/>
    <style:style style:name="T168_59" style:family="text"/>
    <style:style style:name="T168_60" style:family="text"/>
    <style:style style:name="T168_61" style:family="text"/>
    <style:style style:name="T168_62" style:family="text"/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/>
    <style:style style:name="T169_2" style:family="text"/>
    <style:style style:name="P170" style:family="paragraph" style:parent-style-name="Standard">
      <style:paragraph-properties fo:break-before="auto" fo:line-height="115%" style:writing-mode="lr-tb"/>
    </style:style>
    <style:style style:name="Table3" style:family="table">
      <style:table-properties table:align="left" style:width="16.51cm" fo:margin-left="0cm"/>
    </style:style>
    <style:style style:name="Column7" style:family="table-column">
      <style:table-column-properties style:column-width="6.032cm"/>
    </style:style>
    <style:style style:name="Column8" style:family="table-column">
      <style:table-column-properties style:column-width="4.974cm"/>
    </style:style>
    <style:style style:name="Column9" style:family="table-column">
      <style:table-column-properties style:column-width="5.503cm"/>
    </style:style>
    <style:style style:name="Row7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7" style:family="paragraph" style:parent-style-name="Heading_20_3">
      <style:paragraph-properties fo:break-before="auto" fo:line-height="115%" style:writing-mode="lr-tb"/>
    </style:style>
    <style:style style:name="P178" style:family="paragraph" style:parent-style-name="Standard">
      <style:paragraph-properties fo:break-before="auto" fo:line-height="115%" style:writing-mode="lr-tb"/>
    </style:style>
    <style:style style:name="P179" style:family="paragraph" style:parent-style-name="Heading_20_3">
      <style:paragraph-properties fo:break-before="auto" fo:line-height="115%" style:writing-mode="lr-tb"/>
    </style:style>
    <style:style style:name="T179_1" style:family="text"/>
    <style:style style:name="P180" style:family="paragraph" style:parent-style-name="Standard">
      <style:paragraph-properties fo:break-before="auto" fo:line-height="115%" style:writing-mode="lr-tb"/>
    </style:style>
    <style:style style:name="Table4" style:family="table">
      <style:table-properties table:align="left" style:width="16.51cm" fo:margin-left="0cm"/>
    </style:style>
    <style:style style:name="Column10" style:family="table-column">
      <style:table-column-properties style:column-width="6.032cm"/>
    </style:style>
    <style:style style:name="Column11" style:family="table-column">
      <style:table-column-properties style:column-width="4.974cm"/>
    </style:style>
    <style:style style:name="Column12" style:family="table-column">
      <style:table-column-properties style:column-width="5.503cm"/>
    </style:style>
    <style:style style:name="Row9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7" style:family="paragraph" style:parent-style-name="Heading_20_3">
      <style:paragraph-properties fo:break-before="auto" fo:line-height="115%" style:writing-mode="lr-tb"/>
    </style:style>
    <style:style style:name="T187_1" style:family="text"/>
    <style:style style:name="Table5" style:family="table">
      <style:table-properties table:align="left" style:width="16.51cm" fo:margin-left="0cm"/>
    </style:style>
    <style:style style:name="Column13" style:family="table-column">
      <style:table-column-properties style:column-width="6.032cm"/>
    </style:style>
    <style:style style:name="Column14" style:family="table-column">
      <style:table-column-properties style:column-width="4.974cm"/>
    </style:style>
    <style:style style:name="Column15" style:family="table-column">
      <style:table-column-properties style:column-width="5.503cm"/>
    </style:style>
    <style:style style:name="Row11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4" style:family="paragraph" style:parent-style-name="Heading_20_3">
      <style:paragraph-properties fo:break-before="auto" fo:line-height="115%" style:writing-mode="lr-tb"/>
    </style:style>
    <style:style style:name="T194_1" style:family="text"/>
    <style:style style:name="Table6" style:family="table">
      <style:table-properties table:align="left" style:width="16.51cm" fo:margin-left="0cm"/>
    </style:style>
    <style:style style:name="Column16" style:family="table-column">
      <style:table-column-properties style:column-width="6.032cm"/>
    </style:style>
    <style:style style:name="Column17" style:family="table-column">
      <style:table-column-properties style:column-width="4.974cm"/>
    </style:style>
    <style:style style:name="Column18" style:family="table-column">
      <style:table-column-properties style:column-width="5.503cm"/>
    </style:style>
    <style:style style:name="Row13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1" style:family="paragraph" style:parent-style-name="Heading_20_3">
      <style:paragraph-properties fo:break-before="auto" fo:line-height="115%" style:writing-mode="lr-tb"/>
    </style:style>
    <style:style style:name="P202" style:family="paragraph" style:parent-style-name="Heading_20_3">
      <style:paragraph-properties fo:break-before="auto" fo:line-height="115%" style:writing-mode="lr-tb"/>
    </style:style>
    <style:style style:name="P203" style:family="paragraph" style:parent-style-name="Standard">
      <style:paragraph-properties fo:break-before="auto" fo:line-height="115%" style:writing-mode="lr-tb"/>
    </style:style>
    <style:style style:name="P204" style:family="paragraph" style:parent-style-name="Standard">
      <style:paragraph-properties fo:break-before="auto" fo:line-height="115%" style:writing-mode="lr-tb"/>
    </style:style>
    <style:style style:name="P205" style:family="paragraph" style:parent-style-name="Standard">
      <style:paragraph-properties fo:break-before="auto" fo:line-height="115%" style:writing-mode="lr-tb"/>
    </style:style>
    <style:style style:name="P206" style:family="paragraph" style:parent-style-name="Standard">
      <style:paragraph-properties fo:break-before="auto" fo:line-height="115%" style:writing-mode="lr-tb"/>
    </style:style>
    <style:style style:name="P207" style:family="paragraph" style:parent-style-name="Standard">
      <style:paragraph-properties fo:break-before="auto" fo:line-height="115%" style:writing-mode="lr-tb"/>
    </style:style>
    <style:style style:name="P208" style:family="paragraph" style:parent-style-name="Standard">
      <style:paragraph-properties fo:break-before="auto" fo:line-height="115%" style:writing-mode="lr-tb"/>
    </style:style>
    <style:style style:name="P209" style:family="paragraph" style:parent-style-name="Standard">
      <style:paragraph-properties fo:break-before="auto" fo:line-height="115%" style:writing-mode="lr-tb"/>
    </style:style>
    <style:style style:name="P210" style:family="paragraph" style:parent-style-name="Standard">
      <style:paragraph-properties fo:break-before="auto" fo:line-height="115%" style:writing-mode="lr-tb"/>
    </style:style>
    <style:style style:name="P211" style:family="paragraph" style:parent-style-name="Standard">
      <style:paragraph-properties fo:break-before="auto" fo:line-height="115%" style:writing-mode="lr-tb"/>
    </style:style>
    <style:style style:name="P212" style:family="paragraph" style:parent-style-name="Standard">
      <style:paragraph-properties fo:break-before="auto" fo:line-height="115%" style:writing-mode="lr-tb"/>
    </style:style>
    <style:style style:name="P213" style:family="paragraph" style:parent-style-name="Standard">
      <style:paragraph-properties fo:break-before="auto" fo:line-height="115%" style:writing-mode="lr-tb"/>
    </style:style>
    <style:style style:name="P214" style:family="paragraph" style:parent-style-name="Standard">
      <style:paragraph-properties fo:break-before="auto" fo:line-height="115%" style:writing-mode="lr-tb"/>
    </style:style>
    <style:style style:name="P215" style:family="paragraph" style:parent-style-name="Standard">
      <style:paragraph-properties fo:break-before="auto" fo:line-height="115%" style:writing-mode="lr-tb"/>
    </style:style>
    <style:style style:name="P216" style:family="paragraph" style:parent-style-name="Standard">
      <style:paragraph-properties fo:break-before="auto" fo:line-height="115%" style:writing-mode="lr-tb"/>
    </style:style>
    <style:style style:name="P217" style:family="paragraph" style:parent-style-name="Standard">
      <style:paragraph-properties fo:break-before="auto" fo:line-height="115%" style:writing-mode="lr-tb"/>
    </style:style>
    <style:style style:name="P218" style:family="paragraph" style:parent-style-name="Standard">
      <style:paragraph-properties fo:break-before="auto" fo:line-height="115%" style:writing-mode="lr-tb"/>
    </style:style>
    <style:style style:name="P219" style:family="paragraph" style:parent-style-name="Standard">
      <style:paragraph-properties fo:break-before="auto" fo:line-height="115%" style:writing-mode="lr-tb"/>
    </style:style>
    <style:style style:name="P220" style:family="paragraph" style:parent-style-name="Standard">
      <style:paragraph-properties fo:break-before="auto" fo:line-height="115%" style:writing-mode="lr-tb"/>
    </style:style>
    <style:style style:name="P221" style:family="paragraph" style:parent-style-name="Standard">
      <style:paragraph-properties fo:break-before="auto" fo:line-height="115%" style:writing-mode="lr-tb"/>
    </style:style>
    <style:style style:name="P222" style:family="paragraph" style:parent-style-name="Standard">
      <style:paragraph-properties fo:break-before="auto" fo:line-height="115%" style:writing-mode="lr-tb"/>
    </style:style>
    <style:style style:name="P223" style:family="paragraph" style:parent-style-name="Standard">
      <style:paragraph-properties fo:break-before="auto" fo:line-height="115%" style:writing-mode="lr-tb"/>
    </style:style>
    <style:style style:name="P224" style:family="paragraph" style:parent-style-name="Standard">
      <style:paragraph-properties fo:break-before="auto" fo:line-height="115%" style:writing-mode="lr-tb"/>
    </style:style>
    <style:style style:name="P225" style:family="paragraph" style:parent-style-name="Heading_20_1">
      <style:paragraph-properties fo:break-before="auto" fo:line-height="115%" style:writing-mode="lr-tb"/>
    </style:style>
    <style:style style:name="T225_1" style:family="text"/>
    <style:style style:name="T225_2" style:family="text"/>
    <style:style style:name="T225_3" style:family="text"/>
    <style:style style:name="P226" style:family="paragraph" style:parent-style-name="Standard">
      <style:paragraph-properties fo:break-before="auto" fo:line-height="115%" style:writing-mode="lr-tb"/>
    </style:style>
    <style:style style:name="T226_1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P227" style:family="paragraph" style:parent-style-name="Standard">
      <style:paragraph-properties fo:break-before="auto" fo:line-height="115%" style:writing-mode="lr-tb"/>
    </style:style>
    <style:style style:name="T227_1" style:family="text">
      <style:text-properties fo:color="#666666" style:font-name="Trebuchet MS" fo:font-size="12pt" style:font-name-asian="Trebuchet MS" style:font-size-asian="12pt" style:font-name-complex="Trebuchet MS" style:font-size-complex="12pt"/>
    </style:style>
    <style:style style:name="T227_2" style:family="text">
      <style:text-properties fo:color="#666666" style:font-name="Trebuchet MS" fo:font-size="12pt" style:font-name-asian="Trebuchet MS" style:font-size-asian="12pt" style:font-name-complex="Trebuchet MS" style:font-size-complex="12pt"/>
    </style:style>
    <style:style style:name="T227_3" style:family="text">
      <style:text-properties fo:color="#666666" style:font-name="Trebuchet MS" fo:font-size="12pt" style:font-name-asian="Trebuchet MS" style:font-size-asian="12pt" style:font-name-complex="Trebuchet MS" style:font-size-complex="12pt"/>
    </style:style>
    <style:style style:name="T227_4" style:family="text">
      <style:text-properties fo:color="#666666" style:font-name="Trebuchet MS" fo:font-size="12pt" style:font-name-asian="Trebuchet MS" style:font-size-asian="12pt" style:font-name-complex="Trebuchet MS" style:font-size-complex="12pt"/>
    </style:style>
    <style:style style:name="T227_5" style:family="text">
      <style:text-properties fo:color="#666666" style:font-name="Trebuchet MS" fo:font-size="12pt" style:font-name-asian="Trebuchet MS" style:font-size-asian="12pt" style:font-name-complex="Trebuchet MS" style:font-size-complex="12pt"/>
    </style:style>
    <style:style style:name="T227_6" style:family="text">
      <style:text-properties fo:color="#666666" style:font-name="Trebuchet MS" fo:font-size="12pt" style:font-name-asian="Trebuchet MS" style:font-size-asian="12pt" style:font-name-complex="Trebuchet MS" style:font-size-complex="12pt"/>
    </style:style>
    <style:style style:name="T227_7" style:family="text">
      <style:text-properties fo:color="#666666" style:font-name="Trebuchet MS" fo:font-size="12pt" style:font-name-asian="Trebuchet MS" style:font-size-asian="12pt" style:font-name-complex="Trebuchet MS" style:font-size-complex="12pt"/>
    </style:style>
    <style:style style:name="P228" style:family="paragraph" style:parent-style-name="Standard">
      <style:paragraph-properties fo:break-before="auto" fo:line-height="115%" style:writing-mode="lr-tb"/>
    </style:style>
    <style:style style:name="T228_1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P229" style:family="paragraph" style:parent-style-name="Standard">
      <style:paragraph-properties fo:break-before="auto" fo:line-height="115%" style:writing-mode="lr-tb"/>
    </style:style>
    <style:style style:name="T229_1" style:family="text">
      <style:text-properties fo:color="#666666" style:font-name="Trebuchet MS" fo:font-size="12pt" style:font-name-asian="Trebuchet MS" style:font-size-asian="12pt" style:font-name-complex="Trebuchet MS" style:font-size-complex="12pt"/>
    </style:style>
    <style:style style:name="P230" style:family="paragraph" style:parent-style-name="Standard">
      <style:paragraph-properties fo:break-before="auto" fo:line-height="115%" style:writing-mode="lr-tb"/>
    </style:style>
    <style:style style:name="T230_1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P231" style:family="paragraph" style:parent-style-name="Standard">
      <style:paragraph-properties fo:break-before="auto" fo:line-height="115%" style:writing-mode="lr-tb"/>
    </style:style>
    <style:style style:name="T231_1" style:family="text">
      <style:text-properties fo:color="#666666" style:font-name="Trebuchet MS" fo:font-size="12pt" style:font-name-asian="Trebuchet MS" style:font-size-asian="12pt" style:font-name-complex="Trebuchet MS" style:font-size-complex="12pt"/>
    </style:style>
    <style:style style:name="T231_2" style:family="text">
      <style:text-properties fo:color="#666666" style:font-name="Trebuchet MS" fo:font-size="12pt" style:font-name-asian="Trebuchet MS" style:font-size-asian="12pt" style:font-name-complex="Trebuchet MS" style:font-size-complex="12pt"/>
    </style:style>
    <style:style style:name="T231_3" style:family="text">
      <style:text-properties fo:color="#666666" style:font-name="Trebuchet MS" fo:font-size="12pt" style:font-name-asian="Trebuchet MS" style:font-size-asian="12pt" style:font-name-complex="Trebuchet MS" style:font-size-complex="12pt"/>
    </style:style>
    <style:style style:name="T231_4" style:family="text">
      <style:text-properties fo:color="#666666" style:font-name="Trebuchet MS" fo:font-size="12pt" style:font-name-asian="Trebuchet MS" style:font-size-asian="12pt" style:font-name-complex="Trebuchet MS" style:font-size-complex="12pt"/>
    </style:style>
    <style:style style:name="T231_5" style:family="text">
      <style:text-properties fo:color="#666666" style:font-name="Trebuchet MS" fo:font-size="12pt" style:font-name-asian="Trebuchet MS" style:font-size-asian="12pt" style:font-name-complex="Trebuchet MS" style:font-size-complex="12pt"/>
    </style:style>
  </office:automatic-styles>
  <office:body>
    <office:text>
      <text:p text:style-name="P1"><text:span text:style-name="T1_1">Technical</text:span><text:span text:style-name="T1_2"><text:s/></text:span><text:span text:style-name="T1_3">Design</text:span><text:span text:style-name="T1_4"><text:s/></text:span><text:span text:style-name="T1_5">Document</text:span><text:span text:style-name="T1_6"><text:s/>(</text:span><text:span text:style-name="T1_7">TDD</text:span><text:span text:style-name="T1_8">)</text:span></text:p>
      <text:p text:style-name="P2"/>
      <text:p text:style-name="P3"><text:span text:style-name="T3_1">Railshooter</text:span><text:span text:style-name="T3_2"><text:s/></text:span><text:span text:style-name="T3_3">NavTool</text:span></text:p>
      <text:p text:style-name="P4"><text:span text:style-name="T4_1">by</text:span></text:p>
      <text:p text:style-name="P5"><text:span text:style-name="T5_1">Team</text:span><text:span text:style-name="T5_2"><text:s/></text:span><text:span text:style-name="T5_3">MMA</text:span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><text:span text:style-name="T40_1">Version</text:span><text:span text:style-name="T40_2">:<text:s/></text:span><text:span text:style-name="T40_3">0.1</text:span></text:p>
      <text:p text:style-name="P41"><text:span text:style-name="T41_1">Created</text:span><text:span text:style-name="T41_2">:<text:s/></text:span><text:span text:style-name="T41_3">09/03/2015</text:span></text:p>
      <text:p text:style-name="P42"><text:span text:style-name="T42_1">Last</text:span><text:span text:style-name="T42_2"><text:s/></text:span><text:span text:style-name="T42_3">Updated</text:span><text:span text:style-name="T42_4">:<text:s/></text:span><text:span text:style-name="T42_5">09/03/2015</text:span></text:p>
      <text:p text:style-name="P43"><text:span text:style-name="T43_1">Table</text:span><text:span text:style-name="T43_2"><text:s/></text:span><text:span text:style-name="T43_3">of</text:span><text:span text:style-name="T43_4"><text:s/></text:span><text:span text:style-name="T43_5">Contents</text:span></text:p>
      <text:p text:style-name="P44"/>
      <text:p text:style-name="P45"><text:span text:style-name="T45_1"><text:a xlink:type="simple" xlink:href="#id.gjdgxs"><text:span text:style-name="T45_2">Executive</text:span></text:a></text:span><text:span text:style-name="T45_3"><text:a xlink:type="simple" xlink:href="#id.gjdgxs"><text:span text:style-name="T45_4"><text:s/></text:span></text:a></text:span><text:span text:style-name="T45_5"><text:a xlink:type="simple" xlink:href="#id.gjdgxs"><text:span text:style-name="T45_6">Summary</text:span></text:a></text:span></text:p>
      <text:p text:style-name="P46"><text:span text:style-name="T46_1"><text:a xlink:type="simple" xlink:href="#id.30j0zll"><text:span text:style-name="T46_2">Project</text:span></text:a></text:span></text:p>
      <text:p text:style-name="P47"><text:span text:style-name="T47_1"><text:a xlink:type="simple" xlink:href="#id.1fob9te"><text:span text:style-name="T47_2">Technical</text:span></text:a></text:span></text:p>
      <text:p text:style-name="P48"><text:span text:style-name="T48_1"><text:a xlink:type="simple" xlink:href="#id.3znysh7"><text:span text:style-name="T48_2">Hardware</text:span></text:a></text:span><text:span text:style-name="T48_3"><text:a xlink:type="simple" xlink:href="#id.3znysh7"><text:span text:style-name="T48_4"><text:s/></text:span></text:a></text:span><text:span text:style-name="T48_5"><text:a xlink:type="simple" xlink:href="#id.3znysh7"><text:span text:style-name="T48_6">and</text:span></text:a></text:span><text:span text:style-name="T48_7"><text:a xlink:type="simple" xlink:href="#id.3znysh7"><text:span text:style-name="T48_8"><text:s/></text:span></text:a></text:span><text:span text:style-name="T48_9"><text:a xlink:type="simple" xlink:href="#id.3znysh7"><text:span text:style-name="T48_10">Software</text:span></text:a></text:span></text:p>
      <text:p text:style-name="P49"><text:span text:style-name="T49_1"><text:a xlink:type="simple" xlink:href="#id.2et92p0"><text:span text:style-name="T49_2">2</text:span></text:a></text:span><text:span text:style-name="T49_3"><text:a xlink:type="simple" xlink:href="#id.2et92p0"><text:span text:style-name="T49_4">D</text:span></text:a></text:span><text:span text:style-name="T49_5"><text:a xlink:type="simple" xlink:href="#id.2et92p0"><text:span text:style-name="T49_6"><text:s/></text:span></text:a></text:span><text:span text:style-name="T49_7"><text:a xlink:type="simple" xlink:href="#id.2et92p0"><text:span text:style-name="T49_8">Software</text:span></text:a></text:span></text:p>
      <text:p text:style-name="P50"><text:span text:style-name="T50_1"><text:a xlink:type="simple" xlink:href="#id.tyjcwt"><text:span text:style-name="T50_2">3</text:span></text:a></text:span><text:span text:style-name="T50_3"><text:a xlink:type="simple" xlink:href="#id.tyjcwt"><text:span text:style-name="T50_4">D</text:span></text:a></text:span><text:span text:style-name="T50_5"><text:a xlink:type="simple" xlink:href="#id.tyjcwt"><text:span text:style-name="T50_6"><text:s/></text:span></text:a></text:span><text:span text:style-name="T50_7"><text:a xlink:type="simple" xlink:href="#id.tyjcwt"><text:span text:style-name="T50_8">Software</text:span></text:a></text:span></text:p>
      <text:p text:style-name="P51"><text:span text:style-name="T51_1"><text:a xlink:type="simple" xlink:href="#id.3dy6vkm"><text:span text:style-name="T51_2">Sound</text:span></text:a></text:span><text:span text:style-name="T51_3"><text:a xlink:type="simple" xlink:href="#id.3dy6vkm"><text:span text:style-name="T51_4"><text:s/></text:span></text:a></text:span><text:span text:style-name="T51_5"><text:a xlink:type="simple" xlink:href="#id.3dy6vkm"><text:span text:style-name="T51_6">Software</text:span></text:a></text:span></text:p>
      <text:p text:style-name="P52"><text:span text:style-name="T52_1"><text:a xlink:type="simple" xlink:href="#id.1t3h5sf"><text:span text:style-name="T52_2">Programming</text:span></text:a></text:span><text:span text:style-name="T52_3"><text:a xlink:type="simple" xlink:href="#id.1t3h5sf"><text:span text:style-name="T52_4"><text:s/></text:span></text:a></text:span><text:span text:style-name="T52_5"><text:a xlink:type="simple" xlink:href="#id.1t3h5sf"><text:span text:style-name="T52_6">Software</text:span></text:a></text:span></text:p>
      <text:p text:style-name="P53"><text:span text:style-name="T53_1"><text:a xlink:type="simple" xlink:href="#id.2s8eyo1"><text:span text:style-name="T53_2">Development</text:span></text:a></text:span><text:span text:style-name="T53_3"><text:a xlink:type="simple" xlink:href="#id.2s8eyo1"><text:span text:style-name="T53_4"><text:s/></text:span></text:a></text:span><text:span text:style-name="T53_5"><text:a xlink:type="simple" xlink:href="#id.2s8eyo1"><text:span text:style-name="T53_6">Plan</text:span></text:a></text:span></text:p>
      <text:p text:style-name="P54"><text:span text:style-name="T54_1"><text:a xlink:type="simple" xlink:href="#id.17dp8vu"><text:span text:style-name="T54_2">Itinerary</text:span></text:a></text:span></text:p>
      <text:p text:style-name="P55"><text:span text:style-name="T55_1"><text:a xlink:type="simple" xlink:href="#id.3rdcrjn"><text:span text:style-name="T55_2">Milestones</text:span></text:a></text:span></text:p>
      <text:p text:style-name="P56"><text:span text:style-name="T56_1"><text:a xlink:type="simple" xlink:href="#id.26in1rg"><text:span text:style-name="T56_2">Project</text:span></text:a></text:span><text:span text:style-name="T56_3"><text:a xlink:type="simple" xlink:href="#id.26in1rg"><text:span text:style-name="T56_4"><text:s/></text:span></text:a></text:span><text:span text:style-name="T56_5"><text:a xlink:type="simple" xlink:href="#id.26in1rg"><text:span text:style-name="T56_6">Goals</text:span></text:a></text:span></text:p>
      <text:p text:style-name="P57"><text:span text:style-name="T57_1"><text:a xlink:type="simple" xlink:href="#id.35nkun2"><text:span text:style-name="T57_2">File</text:span></text:a></text:span><text:span text:style-name="T57_3"><text:a xlink:type="simple" xlink:href="#id.35nkun2"><text:span text:style-name="T57_4"><text:s/></text:span></text:a></text:span><text:span text:style-name="T57_5"><text:a xlink:type="simple" xlink:href="#id.35nkun2"><text:span text:style-name="T57_6">Formats</text:span></text:a></text:span></text:p>
      <text:p text:style-name="P58"><text:span text:style-name="T58_1"><text:a xlink:type="simple" xlink:href="#id.1ksv4uv"><text:span text:style-name="T58_2">2</text:span></text:a></text:span><text:span text:style-name="T58_3"><text:a xlink:type="simple" xlink:href="#id.1ksv4uv"><text:span text:style-name="T58_4">D</text:span></text:a></text:span></text:p>
      <text:p text:style-name="P59"><text:span text:style-name="T59_1"><text:a xlink:type="simple" xlink:href="#id.44sinio"><text:span text:style-name="T59_2">3</text:span></text:a></text:span><text:span text:style-name="T59_3"><text:a xlink:type="simple" xlink:href="#id.44sinio"><text:span text:style-name="T59_4">D</text:span></text:a></text:span></text:p>
      <text:p text:style-name="P60"><text:span text:style-name="T60_1"><text:a xlink:type="simple" xlink:href="#id.2jxsxqh"><text:span text:style-name="T60_2">Audio</text:span></text:a></text:span></text:p>
      <text:p text:style-name="P61"><text:span text:style-name="T61_1"><text:a xlink:type="simple" xlink:href="#id.3j2qqm3"><text:span text:style-name="T61_2">Scripts</text:span></text:a></text:span></text:p>
      <text:p text:style-name="P62"><text:span text:style-name="T62_1"><text:a xlink:type="simple" xlink:href="#id.1y810tw"><text:span text:style-name="T62_2">Scenes</text:span></text:a></text:span></text:p>
      <text:p text:style-name="P63"><text:span text:style-name="T63_1"><text:a xlink:type="simple" xlink:href="#id.4i7ojhp"><text:span text:style-name="T63_2">Other</text:span></text:a></text:span></text:p>
      <text:p text:style-name="P64"><text:span text:style-name="T64_1"><text:a xlink:type="simple" xlink:href="#id.3whwml4"><text:span text:style-name="T64_2">Level</text:span></text:a></text:span><text:span text:style-name="T64_3"><text:a xlink:type="simple" xlink:href="#id.3whwml4"><text:span text:style-name="T64_4"><text:s/></text:span></text:a></text:span><text:span text:style-name="T64_5"><text:a xlink:type="simple" xlink:href="#id.3whwml4"><text:span text:style-name="T64_6">Layouts</text:span></text:a></text:span></text:p>
      <text:p text:style-name="P65"><text:span text:style-name="T65_1"><text:a xlink:type="simple" xlink:href="#id.2bn6wsx"><text:span text:style-name="T65_2">Asset</text:span></text:a></text:span><text:span text:style-name="T65_3"><text:a xlink:type="simple" xlink:href="#id.2bn6wsx"><text:span text:style-name="T65_4"><text:s/></text:span></text:a></text:span><text:span text:style-name="T65_5"><text:a xlink:type="simple" xlink:href="#id.2bn6wsx"><text:span text:style-name="T65_6">List</text:span></text:a></text:span></text:p>
      <text:p text:style-name="P66"><text:span text:style-name="T66_1"><text:a xlink:type="simple" xlink:href="#id.qsh70q"><text:span text:style-name="T66_2">Common</text:span></text:a></text:span><text:span text:style-name="T66_3"><text:a xlink:type="simple" xlink:href="#id.qsh70q"><text:span text:style-name="T66_4"><text:s/></text:span></text:a></text:span><text:span text:style-name="T66_5"><text:a xlink:type="simple" xlink:href="#id.qsh70q"><text:span text:style-name="T66_6">Type</text:span></text:a></text:span></text:p>
      <text:p text:style-name="P67"><text:span text:style-name="T67_1"><text:a xlink:type="simple" xlink:href="#id.3as4poj"><text:span text:style-name="T67_2">2</text:span></text:a></text:span><text:span text:style-name="T67_3"><text:a xlink:type="simple" xlink:href="#id.3as4poj"><text:span text:style-name="T67_4">D</text:span></text:a></text:span><text:span text:style-name="T67_5"><text:a xlink:type="simple" xlink:href="#id.3as4poj"><text:span text:style-name="T67_6"><text:s/></text:span></text:a></text:span><text:span text:style-name="T67_7"><text:a xlink:type="simple" xlink:href="#id.3as4poj"><text:span text:style-name="T67_8">Art</text:span></text:a></text:span></text:p>
      <text:p text:style-name="P68"><text:span text:style-name="T68_1"><text:a xlink:type="simple" xlink:href="#id.1pxezwc"><text:span text:style-name="T68_2">3</text:span></text:a></text:span><text:span text:style-name="T68_3"><text:a xlink:type="simple" xlink:href="#id.1pxezwc"><text:span text:style-name="T68_4">D</text:span></text:a></text:span><text:span text:style-name="T68_5"><text:a xlink:type="simple" xlink:href="#id.1pxezwc"><text:span text:style-name="T68_6"><text:s/></text:span></text:a></text:span><text:span text:style-name="T68_7"><text:a xlink:type="simple" xlink:href="#id.1pxezwc"><text:span text:style-name="T68_8">Models</text:span></text:a></text:span></text:p>
      <text:p text:style-name="P69"><text:span text:style-name="T69_1"><text:a xlink:type="simple" xlink:href="#id.49x2ik5"><text:span text:style-name="T69_2">Audio</text:span></text:a></text:span></text:p>
      <text:p text:style-name="P70"><text:span text:style-name="T70_1"><text:a xlink:type="simple" xlink:href="#id.2p2csry"><text:span text:style-name="T70_2">Level</text:span></text:a></text:span><text:span text:style-name="T70_3"><text:a xlink:type="simple" xlink:href="#id.2p2csry"><text:span text:style-name="T70_4"><text:s/>1<text:s/>(</text:span></text:a></text:span><text:span text:style-name="T70_5"><text:a xlink:type="simple" xlink:href="#id.2p2csry"><text:span text:style-name="T70_6">Replace</text:span></text:a></text:span><text:span text:style-name="T70_7"><text:a xlink:type="simple" xlink:href="#id.2p2csry"><text:span text:style-name="T70_8"><text:s/></text:span></text:a></text:span><text:span text:style-name="T70_9"><text:a xlink:type="simple" xlink:href="#id.2p2csry"><text:span text:style-name="T70_10">with</text:span></text:a></text:span><text:span text:style-name="T70_11"><text:a xlink:type="simple" xlink:href="#id.2p2csry"><text:span text:style-name="T70_12"><text:s/></text:span></text:a></text:span><text:span text:style-name="T70_13"><text:a xlink:type="simple" xlink:href="#id.2p2csry"><text:span text:style-name="T70_14">name</text:span></text:a></text:span><text:span text:style-name="T70_15"><text:a xlink:type="simple" xlink:href="#id.2p2csry"><text:span text:style-name="T70_16">)</text:span></text:a></text:span></text:p>
      <text:p text:style-name="P71"><text:span text:style-name="T71_1"><text:a xlink:type="simple" xlink:href="#id.147n2zr"><text:span text:style-name="T71_2">2</text:span></text:a></text:span><text:span text:style-name="T71_3"><text:a xlink:type="simple" xlink:href="#id.147n2zr"><text:span text:style-name="T71_4">D</text:span></text:a></text:span><text:span text:style-name="T71_5"><text:a xlink:type="simple" xlink:href="#id.147n2zr"><text:span text:style-name="T71_6"><text:s/></text:span></text:a></text:span><text:span text:style-name="T71_7"><text:a xlink:type="simple" xlink:href="#id.147n2zr"><text:span text:style-name="T71_8">Art</text:span></text:a></text:span></text:p>
      <text:p text:style-name="P72"><text:span text:style-name="T72_1"><text:a xlink:type="simple" xlink:href="#id.3o7alnk"><text:span text:style-name="T72_2">3</text:span></text:a></text:span><text:span text:style-name="T72_3"><text:a xlink:type="simple" xlink:href="#id.3o7alnk"><text:span text:style-name="T72_4">D</text:span></text:a></text:span><text:span text:style-name="T72_5"><text:a xlink:type="simple" xlink:href="#id.3o7alnk"><text:span text:style-name="T72_6"><text:s/></text:span></text:a></text:span><text:span text:style-name="T72_7"><text:a xlink:type="simple" xlink:href="#id.3o7alnk"><text:span text:style-name="T72_8">Models</text:span></text:a></text:span></text:p>
      <text:p text:style-name="P73"><text:span text:style-name="T73_1"><text:a xlink:type="simple" xlink:href="#id.23ckvvd"><text:span text:style-name="T73_2">Audio</text:span></text:a></text:span></text:p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><text:bookmark-start text:name="id.gjdgxs"/><text:bookmark-end text:name="id.gjdgxs"/></text:p>
      <text:h text:style-name="P83" text:outline-level="10"><text:span text:style-name="T83_1">Executive</text:span><text:span text:style-name="T83_2"><text:s/></text:span><text:span text:style-name="T83_3">Summary</text:span><text:bookmark-start text:name="id.30j0zll"/><text:bookmark-end text:name="id.30j0zll"/></text:h>
      <text:h text:style-name="P84" text:outline-level="10"><text:span text:style-name="T84_1">Project</text:span></text:h>
      <text:p text:style-name="P85"/>
      <text:p text:style-name="P86"><text:span text:style-name="T86_1">Our</text:span><text:span text:style-name="T86_2"><text:s/></text:span><text:span text:style-name="T86_3">project</text:span><text:span text:style-name="T86_4"><text:s/></text:span><text:span text:style-name="T86_5">is</text:span><text:span text:style-name="T86_6"><text:s/></text:span><text:span text:style-name="T86_7">a</text:span><text:span text:style-name="T86_8"><text:s/></text:span><text:span text:style-name="T86_9">toolset</text:span><text:span text:style-name="T86_10"><text:s/></text:span><text:span text:style-name="T86_11">that</text:span><text:span text:style-name="T86_12"><text:s/></text:span><text:span text:style-name="T86_13">handles</text:span><text:span text:style-name="T86_14"><text:s/></text:span><text:span text:style-name="T86_15">waypoint</text:span><text:span text:style-name="T86_16"><text:s/></text:span><text:span text:style-name="T86_17">generation</text:span><text:span text:style-name="T86_18">,<text:s/></text:span><text:span text:style-name="T86_19">movement</text:span><text:span text:style-name="T86_20">,<text:s/></text:span><text:span text:style-name="T86_21">facing</text:span><text:span text:style-name="T86_22">,<text:s/></text:span><text:span text:style-name="T86_23">camera</text:span><text:span text:style-name="T86_24"><text:s/></text:span><text:span text:style-name="T86_25">effects</text:span><text:span text:style-name="T86_26">,<text:s/></text:span><text:span text:style-name="T86_27">and</text:span><text:span text:style-name="T86_28"><text:s/></text:span><text:span text:style-name="T86_29">modding</text:span><text:span text:style-name="T86_30"><text:s/></text:span><text:span text:style-name="T86_31">support</text:span><text:span text:style-name="T86_32"><text:s/></text:span><text:span text:style-name="T86_33">for</text:span><text:span text:style-name="T86_34"><text:s/></text:span><text:span text:style-name="T86_35">rail</text:span><text:span text:style-name="T86_36">-</text:span><text:span text:style-name="T86_37">shooter</text:span><text:span text:style-name="T86_38"><text:s/></text:span><text:span text:style-name="T86_39">games</text:span><text:span text:style-name="T86_40">.<text:s/></text:span><text:span text:style-name="T86_41">Modders</text:span><text:span text:style-name="T86_42"><text:s/></text:span><text:span text:style-name="T86_43">will</text:span><text:span text:style-name="T86_44"><text:s/></text:span><text:span text:style-name="T86_45">be</text:span><text:span text:style-name="T86_46"><text:s/></text:span><text:span text:style-name="T86_47">able</text:span><text:span text:style-name="T86_48"><text:s/></text:span><text:span text:style-name="T86_49">to</text:span><text:span text:style-name="T86_50"><text:s/></text:span><text:span text:style-name="T86_51">set</text:span><text:span text:style-name="T86_52"><text:s/></text:span><text:span text:style-name="T86_53">movement</text:span><text:span text:style-name="T86_54"><text:s/></text:span><text:span text:style-name="T86_55">and</text:span><text:span text:style-name="T86_56"><text:s/></text:span><text:span text:style-name="T86_57">facing</text:span><text:span text:style-name="T86_58"><text:s/></text:span><text:span text:style-name="T86_59">using</text:span><text:span text:style-name="T86_60"><text:s/></text:span><text:span text:style-name="T86_61">X</text:span><text:span text:style-name="T86_62">,<text:s/></text:span><text:span text:style-name="T86_63">Y</text:span><text:span text:style-name="T86_64">,<text:s/></text:span><text:span text:style-name="T86_65">Z</text:span><text:span text:style-name="T86_66"><text:s/></text:span><text:span text:style-name="T86_67">coordinates</text:span><text:span text:style-name="T86_68"><text:s/></text:span><text:span text:style-name="T86_69">for</text:span><text:span text:style-name="T86_70"><text:s/></text:span><text:span text:style-name="T86_71">movement</text:span><text:span text:style-name="T86_72"><text:s/></text:span><text:span text:style-name="T86_73">destinations</text:span><text:span text:style-name="T86_74"><text:s/></text:span><text:span text:style-name="T86_75">and</text:span><text:span text:style-name="T86_76"><text:s/></text:span><text:span text:style-name="T86_77">facing</text:span><text:span text:style-name="T86_78"><text:s/></text:span><text:span text:style-name="T86_79">targets</text:span><text:span text:style-name="T86_80">,<text:s/></text:span><text:span text:style-name="T86_81">and</text:span><text:span text:style-name="T86_82"><text:s/></text:span><text:span text:style-name="T86_83">how</text:span><text:span text:style-name="T86_84"><text:s/></text:span><text:span text:style-name="T86_85">long</text:span><text:span text:style-name="T86_86"><text:s/></text:span><text:span text:style-name="T86_87">they</text:span><text:span text:style-name="T86_88"><text:s/></text:span><text:span text:style-name="T86_89">want</text:span><text:span text:style-name="T86_90"><text:s/></text:span><text:span text:style-name="T86_91">each</text:span><text:span text:style-name="T86_92"><text:s/></text:span><text:span text:style-name="T86_93">movement</text:span><text:span text:style-name="T86_94"><text:s/></text:span><text:span text:style-name="T86_95">and</text:span><text:span text:style-name="T86_96"><text:s/></text:span><text:span text:style-name="T86_97">facing</text:span><text:span text:style-name="T86_98"><text:s/></text:span><text:span text:style-name="T86_99">operation</text:span><text:span text:style-name="T86_100"><text:s/></text:span><text:span text:style-name="T86_101">to</text:span><text:span text:style-name="T86_102"><text:s/></text:span><text:span text:style-name="T86_103">last</text:span><text:span text:style-name="T86_104">.<text:s/></text:span><text:span text:style-name="T86_105">Supported</text:span><text:span text:style-name="T86_106"><text:s/></text:span><text:span text:style-name="T86_107">movement</text:span><text:span text:style-name="T86_108"><text:s/></text:span><text:span text:style-name="T86_109">modes</text:span><text:span text:style-name="T86_110"><text:s/></text:span><text:span text:style-name="T86_111">will</text:span><text:span text:style-name="T86_112"><text:s/></text:span><text:span text:style-name="T86_113">be</text:span><text:span text:style-name="T86_114"><text:s/></text:span><text:span text:style-name="T86_115">Straight</text:span><text:span text:style-name="T86_116"><text:s/></text:span><text:span text:style-name="T86_117">Line</text:span><text:span text:style-name="T86_118"><text:s/></text:span><text:span text:style-name="T86_119">between</text:span><text:span text:style-name="T86_120"><text:s/></text:span><text:span text:style-name="T86_121">two</text:span><text:span text:style-name="T86_122"><text:s/></text:span><text:span text:style-name="T86_123">points</text:span><text:span text:style-name="T86_124"><text:s/></text:span><text:span text:style-name="T86_125">and</text:span><text:span text:style-name="T86_126"><text:s/></text:span><text:span text:style-name="T86_127">Wait</text:span><text:span text:style-name="T86_128">,<text:s/></text:span><text:span text:style-name="T86_129">both</text:span><text:span text:style-name="T86_130"><text:s/></text:span><text:span text:style-name="T86_131">of</text:span><text:span text:style-name="T86_132"><text:s/></text:span><text:span text:style-name="T86_133">which</text:span><text:span text:style-name="T86_134"><text:s/></text:span><text:span text:style-name="T86_135">will</text:span><text:span text:style-name="T86_136"><text:s/></text:span><text:span text:style-name="T86_137">have</text:span><text:span text:style-name="T86_138"><text:s/></text:span><text:span text:style-name="T86_139">a</text:span><text:span text:style-name="T86_140"><text:s/></text:span><text:span text:style-name="T86_141">designer</text:span><text:span text:style-name="T86_142"><text:s/></text:span><text:span text:style-name="T86_143">adjustable</text:span><text:span text:style-name="T86_144"><text:s/></text:span><text:span text:style-name="T86_145">time</text:span><text:span text:style-name="T86_146"><text:s/></text:span><text:span text:style-name="T86_147">that</text:span><text:span text:style-name="T86_148"><text:s/></text:span><text:span text:style-name="T86_149">they</text:span><text:span text:style-name="T86_150"><text:s/></text:span><text:span text:style-name="T86_151">last</text:span><text:span text:style-name="T86_152">.<text:s/></text:span><text:span text:style-name="T86_153">Facing</text:span><text:span text:style-name="T86_154"><text:s/></text:span><text:span text:style-name="T86_155">options</text:span><text:span text:style-name="T86_156"><text:s/></text:span><text:span text:style-name="T86_157">will</text:span><text:span text:style-name="T86_158"><text:s/></text:span><text:span text:style-name="T86_159">be</text:span><text:span text:style-name="T86_160"><text:s/></text:span><text:span text:style-name="T86_161">a</text:span><text:span text:style-name="T86_162"><text:s/></text:span><text:span text:style-name="T86_163">Look</text:span><text:span text:style-name="T86_164"><text:s/></text:span><text:span text:style-name="T86_165">and</text:span><text:span text:style-name="T86_166"><text:s/></text:span><text:span text:style-name="T86_167">Return</text:span><text:span text:style-name="T86_168"><text:s/></text:span><text:span text:style-name="T86_169">that</text:span><text:span text:style-name="T86_170"><text:s/></text:span><text:span text:style-name="T86_171">forces</text:span><text:span text:style-name="T86_172"><text:s/></text:span><text:span text:style-name="T86_173">the</text:span><text:span text:style-name="T86_174"><text:s/></text:span><text:span text:style-name="T86_175">camera</text:span><text:span text:style-name="T86_176"><text:s/></text:span><text:span text:style-name="T86_177">to</text:span><text:span text:style-name="T86_178"><text:s/></text:span><text:span text:style-name="T86_179">a</text:span><text:span text:style-name="T86_180"><text:s/></text:span><text:span text:style-name="T86_181">certain</text:span><text:span text:style-name="T86_182"><text:s/></text:span><text:span text:style-name="T86_183">position</text:span><text:span text:style-name="T86_184">,<text:s/></text:span><text:span text:style-name="T86_185">then</text:span><text:span text:style-name="T86_186"><text:s/></text:span><text:span text:style-name="T86_187">returns</text:span><text:span text:style-name="T86_188"><text:s/></text:span><text:span text:style-name="T86_189">it</text:span><text:span text:style-name="T86_190"><text:s/></text:span><text:span text:style-name="T86_191">to</text:span><text:span text:style-name="T86_192"><text:s/></text:span><text:span text:style-name="T86_193">where</text:span><text:span text:style-name="T86_194"><text:s/></text:span><text:span text:style-name="T86_195">it</text:span><text:span text:style-name="T86_196"><text:s/></text:span><text:span text:style-name="T86_197">was</text:span><text:span text:style-name="T86_198"><text:s/></text:span><text:span text:style-name="T86_199">before</text:span><text:span text:style-name="T86_200">;<text:s/></text:span><text:span text:style-name="T86_201">and</text:span><text:span text:style-name="T86_202"><text:s/></text:span><text:span text:style-name="T86_203">a</text:span><text:span text:style-name="T86_204"><text:s/></text:span><text:span text:style-name="T86_205">Look</text:span><text:span text:style-name="T86_206"><text:s/></text:span><text:span text:style-name="T86_207">Chain</text:span><text:span text:style-name="T86_208"><text:s/></text:span><text:span text:style-name="T86_209">that</text:span><text:span text:style-name="T86_210"><text:s/></text:span><text:span text:style-name="T86_211">forces</text:span><text:span text:style-name="T86_212"><text:s/></text:span><text:span text:style-name="T86_213">the</text:span><text:span text:style-name="T86_214"><text:s/></text:span><text:span text:style-name="T86_215">camera</text:span><text:span text:style-name="T86_216"><text:s/></text:span><text:span text:style-name="T86_217">to</text:span><text:span text:style-name="T86_218"><text:s/></text:span><text:span text:style-name="T86_219">a</text:span><text:span text:style-name="T86_220"><text:s/></text:span><text:span text:style-name="T86_221">series</text:span><text:span text:style-name="T86_222"><text:s/></text:span><text:span text:style-name="T86_223">of</text:span><text:span text:style-name="T86_224"><text:s/></text:span><text:span text:style-name="T86_225">points</text:span><text:span text:style-name="T86_226"><text:s/></text:span><text:span text:style-name="T86_227">before</text:span><text:span text:style-name="T86_228"><text:s/></text:span><text:span text:style-name="T86_229">returning</text:span><text:span text:style-name="T86_230"><text:s/></text:span><text:span text:style-name="T86_231">it</text:span><text:span text:style-name="T86_232">.<text:s/></text:span><text:span text:style-name="T86_233">All</text:span><text:span text:style-name="T86_234"><text:s/></text:span><text:span text:style-name="T86_235">facing</text:span><text:span text:style-name="T86_236"><text:s/></text:span><text:span text:style-name="T86_237">points</text:span><text:span text:style-name="T86_238"><text:s/></text:span><text:span text:style-name="T86_239">and</text:span><text:span text:style-name="T86_240"><text:s/></text:span><text:span text:style-name="T86_241">timing</text:span><text:span text:style-name="T86_242"><text:s/></text:span><text:span text:style-name="T86_243">will</text:span><text:span text:style-name="T86_244"><text:s/></text:span><text:span text:style-name="T86_245">be</text:span><text:span text:style-name="T86_246"><text:s/></text:span><text:span text:style-name="T86_247">designer</text:span><text:span text:style-name="T86_248"><text:s/></text:span><text:span text:style-name="T86_249">editable</text:span><text:span text:style-name="T86_250">.<text:s/></text:span><text:span text:style-name="T86_251">Available</text:span><text:span text:style-name="T86_252"><text:s/></text:span><text:span text:style-name="T86_253">effects</text:span><text:span text:style-name="T86_254"><text:s/></text:span><text:span text:style-name="T86_255">will</text:span><text:span text:style-name="T86_256"><text:s/></text:span><text:span text:style-name="T86_257">be</text:span><text:span text:style-name="T86_258"><text:s/></text:span><text:span text:style-name="T86_259">Camera</text:span><text:span text:style-name="T86_260"><text:s/></text:span><text:span text:style-name="T86_261">Shake</text:span><text:span text:style-name="T86_262">,<text:s/></text:span><text:span text:style-name="T86_263">a</text:span><text:span text:style-name="T86_264"><text:s/></text:span><text:span text:style-name="T86_265">Splatter</text:span><text:span text:style-name="T86_266"><text:s/></text:span><text:span text:style-name="T86_267">effect</text:span><text:span text:style-name="T86_268">,<text:s/></text:span><text:span text:style-name="T86_269">and</text:span><text:span text:style-name="T86_270"><text:s/></text:span><text:span text:style-name="T86_271">a</text:span><text:span text:style-name="T86_272"><text:s/></text:span><text:span text:style-name="T86_273">Fade</text:span><text:span text:style-name="T86_274"><text:s/></text:span><text:span text:style-name="T86_275">In</text:span><text:span text:style-name="T86_276">/</text:span><text:span text:style-name="T86_277">Fade</text:span><text:span text:style-name="T86_278"><text:s/></text:span><text:span text:style-name="T86_279">Out</text:span><text:span text:style-name="T86_280">.<text:s/></text:span><text:span text:style-name="T86_281">All</text:span><text:span text:style-name="T86_282"><text:s/></text:span><text:span text:style-name="T86_283">of</text:span><text:span text:style-name="T86_284"><text:s/></text:span><text:span text:style-name="T86_285">these</text:span><text:span text:style-name="T86_286"><text:s/></text:span><text:span text:style-name="T86_287">actions</text:span><text:span text:style-name="T86_288"><text:s/></text:span><text:span text:style-name="T86_289">will</text:span><text:span text:style-name="T86_290"><text:s/></text:span><text:span text:style-name="T86_291">be</text:span><text:span text:style-name="T86_292"><text:s/></text:span><text:span text:style-name="T86_293">accessible</text:span><text:span text:style-name="T86_294"><text:s/></text:span><text:span text:style-name="T86_295">through</text:span><text:span text:style-name="T86_296"><text:s/></text:span><text:span text:style-name="T86_297">time</text:span><text:span text:style-name="T86_298">-</text:span><text:span text:style-name="T86_299">line</text:span><text:span text:style-name="T86_300"><text:s/></text:span><text:span text:style-name="T86_301">based</text:span><text:span text:style-name="T86_302"><text:s/></text:span><text:span text:style-name="T86_303">text</text:span><text:span text:style-name="T86_304"><text:s/></text:span><text:span text:style-name="T86_305">files</text:span><text:span text:style-name="T86_306"><text:s/></text:span><text:span text:style-name="T86_307">for</text:span><text:span text:style-name="T86_308"><text:s/></text:span><text:span text:style-name="T86_309">modding</text:span><text:span text:style-name="T86_310"><text:s/></text:span><text:span text:style-name="T86_311">purposes</text:span><text:span text:style-name="T86_312">.</text:span></text:p>
      <text:p text:style-name="P87"><text:bookmark-start text:name="id.1fob9te"/><text:bookmark-end text:name="id.1fob9te"/></text:p>
      <text:h text:style-name="P88" text:outline-level="10"><text:span text:style-name="T88_1">Technical</text:span></text:h>
      <text:p text:style-name="P89"><text:span text:style-name="T89_1">We</text:span><text:span text:style-name="T89_2"><text:s/></text:span><text:span text:style-name="T89_3">will</text:span><text:span text:style-name="T89_4"><text:s/></text:span><text:span text:style-name="T89_5">be</text:span><text:span text:style-name="T89_6"><text:s/></text:span><text:span text:style-name="T89_7">using</text:span><text:span text:style-name="T89_8"><text:s/></text:span><text:span text:style-name="T89_9">Unity</text:span><text:span text:style-name="T89_10"><text:s/></text:span><text:span text:style-name="T89_11">as</text:span><text:span text:style-name="T89_12"><text:s/></text:span><text:span text:style-name="T89_13">our</text:span><text:span text:style-name="T89_14"><text:s/></text:span><text:span text:style-name="T89_15">game</text:span><text:span text:style-name="T89_16"><text:s/></text:span><text:span text:style-name="T89_17">engine</text:span><text:span text:style-name="T89_18"><text:s/></text:span><text:span text:style-name="T89_19">and</text:span><text:span text:style-name="T89_20"><text:s/></text:span><text:span text:style-name="T89_21">target</text:span><text:span text:style-name="T89_22"><text:s/></text:span><text:span text:style-name="T89_23">platform</text:span><text:span text:style-name="T89_24"><text:s/></text:span><text:span text:style-name="T89_25">for</text:span><text:span text:style-name="T89_26"><text:s/></text:span><text:span text:style-name="T89_27">this</text:span><text:span text:style-name="T89_28"><text:s/></text:span><text:span text:style-name="T89_29">tool</text:span><text:span text:style-name="T89_30">.<text:s/></text:span><text:span text:style-name="T89_31">Unity</text:span><text:span text:style-name="T89_32">’</text:span><text:span text:style-name="T89_33">s</text:span><text:span text:style-name="T89_34"><text:s/></text:span><text:span text:style-name="T89_35">MonoDevelop</text:span><text:span text:style-name="T89_36"><text:s/></text:span><text:span text:style-name="T89_37">will</text:span><text:span text:style-name="T89_38"><text:s/></text:span><text:span text:style-name="T89_39">be</text:span><text:span text:style-name="T89_40"><text:s/></text:span><text:span text:style-name="T89_41">used</text:span><text:span text:style-name="T89_42"><text:s/></text:span><text:span text:style-name="T89_43">for</text:span><text:span text:style-name="T89_44"><text:s/></text:span><text:span text:style-name="T89_45">prototype</text:span><text:span text:style-name="T89_46"><text:s/></text:span><text:span text:style-name="T89_47">coding</text:span><text:span text:style-name="T89_48">,<text:s/></text:span><text:span text:style-name="T89_49">while</text:span><text:span text:style-name="T89_50"><text:s/></text:span><text:span text:style-name="T89_51">Visual</text:span><text:span text:style-name="T89_52"><text:s/></text:span><text:span text:style-name="T89_53">Studio</text:span><text:span text:style-name="T89_54"><text:s/></text:span><text:span text:style-name="T89_55">will</text:span><text:span text:style-name="T89_56"><text:s/></text:span><text:span text:style-name="T89_57">operate</text:span><text:span text:style-name="T89_58"><text:s/></text:span><text:span text:style-name="T89_59">as</text:span><text:span text:style-name="T89_60"><text:s/></text:span><text:span text:style-name="T89_61">our</text:span><text:span text:style-name="T89_62"><text:s/></text:span><text:span text:style-name="T89_63">production</text:span><text:span text:style-name="T89_64"><text:s/></text:span><text:span text:style-name="T89_65">coding</text:span><text:span text:style-name="T89_66"><text:s/></text:span><text:span text:style-name="T89_67">and</text:span><text:span text:style-name="T89_68"><text:s/></text:span><text:span text:style-name="T89_69">debugging</text:span><text:span text:style-name="T89_70"><text:s/></text:span><text:span text:style-name="T89_71">environment</text:span><text:span text:style-name="T89_72">.<text:s/></text:span><text:span text:style-name="T89_73">Blender</text:span><text:span text:style-name="T89_74"><text:s/></text:span><text:span text:style-name="T89_75">will</text:span><text:span text:style-name="T89_76"><text:s/></text:span><text:span text:style-name="T89_77">be</text:span><text:span text:style-name="T89_78"><text:s/></text:span><text:span text:style-name="T89_79">used</text:span><text:span text:style-name="T89_80"><text:s/></text:span><text:span text:style-name="T89_81">to</text:span><text:span text:style-name="T89_82"><text:s/></text:span><text:span text:style-name="T89_83">create</text:span><text:span text:style-name="T89_84"><text:s/></text:span><text:span text:style-name="T89_85">any</text:span><text:span text:style-name="T89_86"><text:s/></text:span><text:span text:style-name="T89_87">custom</text:span><text:span text:style-name="T89_88"><text:s/></text:span><text:span text:style-name="T89_89">models</text:span><text:span text:style-name="T89_90"><text:s/></text:span><text:span text:style-name="T89_91">used</text:span><text:span text:style-name="T89_92"><text:s/></text:span><text:span text:style-name="T89_93">for</text:span><text:span text:style-name="T89_94"><text:s/></text:span><text:span text:style-name="T89_95">testing</text:span><text:span text:style-name="T89_96"><text:s/></text:span><text:span text:style-name="T89_97">and</text:span><text:span text:style-name="T89_98"><text:s/></text:span><text:span text:style-name="T89_99">designer</text:span><text:span text:style-name="T89_100"><text:s/></text:span><text:span text:style-name="T89_101">feedback</text:span><text:span text:style-name="T89_102"><text:s/></text:span><text:span text:style-name="T89_103">in</text:span><text:span text:style-name="T89_104"><text:s/></text:span><text:span text:style-name="T89_105">the</text:span><text:span text:style-name="T89_106"><text:s/></text:span><text:span text:style-name="T89_107">Unity</text:span><text:span text:style-name="T89_108"><text:s/></text:span><text:span text:style-name="T89_109">environment</text:span><text:span text:style-name="T89_110">.<text:s/></text:span><text:span text:style-name="T89_111">This</text:span><text:span text:style-name="T89_112"><text:s/></text:span><text:span text:style-name="T89_113">tool</text:span><text:span text:style-name="T89_114"><text:s/></text:span><text:span text:style-name="T89_115">is</text:span><text:span text:style-name="T89_116"><text:s/></text:span><text:span text:style-name="T89_117">anticipated</text:span><text:span text:style-name="T89_118"><text:s/></text:span><text:span text:style-name="T89_119">to</text:span><text:span text:style-name="T89_120"><text:s/></text:span><text:span text:style-name="T89_121">require</text:span><text:span text:style-name="T89_122"><text:s/></text:span><text:span text:style-name="T89_123">two</text:span><text:span text:style-name="T89_124"><text:s/></text:span><text:span text:style-name="T89_125">weeks</text:span><text:span text:style-name="T89_126"><text:s/></text:span><text:span text:style-name="T89_127">development</text:span><text:span text:style-name="T89_128"><text:s/></text:span><text:span text:style-name="T89_129">time</text:span><text:span text:style-name="T89_130">.</text:span></text:p>
      <text:p text:style-name="P90"/>
      <text:p text:style-name="P91"><text:span text:style-name="T91_1">Cost</text:span><text:span text:style-name="T91_2"><text:s/></text:span><text:span text:style-name="T91_3">Projection</text:span><text:span text:style-name="T91_4">:<text:s/>$7827</text:span></text:p>
      <text:list text:style-name="LS1" xml:id="list0">
        <text:list-item>
          <text:list>
            <text:list-item>
              <text:p text:style-name="P92"><text:span text:style-name="T92_1">90<text:s/></text:span><text:span text:style-name="T92_2">hours</text:span><text:span text:style-name="T92_3"><text:s/></text:span><text:span text:style-name="T92_4">programming</text:span><text:span text:style-name="T92_5"><text:s/></text:span><text:span text:style-name="T92_6">time</text:span><text:span text:style-name="T92_7">:<text:s/>$2430</text:span></text:p>
            </text:list-item>
            <text:list-item>
              <text:p text:style-name="P93"><text:span text:style-name="T93_1">Microsoft</text:span><text:span text:style-name="T93_2"><text:s/></text:span><text:span text:style-name="T93_3">Visual</text:span><text:span text:style-name="T93_4"><text:s/></text:span><text:span text:style-name="T93_5">Studio</text:span><text:span text:style-name="T93_6"><text:s/></text:span><text:span text:style-name="T93_7">usually</text:span><text:span text:style-name="T93_8"><text:s/></text:span><text:span text:style-name="T93_9">costs</text:span><text:span text:style-name="T93_10">:<text:s/>$</text:span><text:span text:style-name="T93_11">8</text:span><text:span text:style-name="T93_12">9</text:span><text:span text:style-name="T93_13">7</text:span><text:span text:style-name="T93_14">.00</text:span></text:p>
            </text:list-item>
            <text:list-item>
              <text:p text:style-name="P94"><text:span text:style-name="T94_1">Unity</text:span><text:span text:style-name="T94_2">3</text:span><text:span text:style-name="T94_3">D</text:span><text:span text:style-name="T94_4"><text:s/></text:span><text:span text:style-name="T94_5">Pro</text:span><text:span text:style-name="T94_6"><text:s/></text:span><text:span text:style-name="T94_7">Cost</text:span><text:span text:style-name="T94_8">:<text:s/>$</text:span><text:span text:style-name="T94_9">4</text:span><text:span text:style-name="T94_10">500.00</text:span></text:p>
            </text:list-item>
          </text:list>
        </text:list-item>
      </text:list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><text:bookmark-start text:name="id.3znysh7"/><text:bookmark-end text:name="id.3znysh7"/></text:p>
      <text:h text:style-name="P109" text:outline-level="10"><text:span text:style-name="T109_1">Hardware</text:span><text:span text:style-name="T109_2"><text:s/></text:span><text:span text:style-name="T109_3">and</text:span><text:span text:style-name="T109_4"><text:s/></text:span><text:span text:style-name="T109_5">Software</text:span><text:bookmark-start text:name="id.2et92p0"/><text:bookmark-end text:name="id.2et92p0"/></text:h>
      <text:h text:style-name="P110" text:outline-level="10"><text:span text:style-name="T110_1">2</text:span><text:span text:style-name="T110_2">D</text:span><text:span text:style-name="T110_3"><text:s/></text:span><text:span text:style-name="T110_4">Software</text:span></text:h>
      <text:list text:style-name="LS2" xml:id="list3">
        <text:list-item>
          <text:p text:style-name="P111"><text:span text:style-name="T111_1">MS</text:span><text:span text:style-name="T111_2"><text:s/></text:span><text:span text:style-name="T111_3">Paint</text:span><text:span text:style-name="T111_4">.<text:s/></text:span><text:span text:style-name="T111_5">Microsoft</text:span><text:span text:style-name="T111_6"><text:s/></text:span><text:span text:style-name="T111_7">Paint</text:span><text:span text:style-name="T111_8"><text:s/></text:span><text:span text:style-name="T111_9">will</text:span><text:span text:style-name="T111_10"><text:s/></text:span><text:span text:style-name="T111_11">be</text:span><text:span text:style-name="T111_12"><text:s/></text:span><text:span text:style-name="T111_13">used</text:span><text:span text:style-name="T111_14"><text:s/></text:span><text:span text:style-name="T111_15">to</text:span><text:span text:style-name="T111_16"><text:s/></text:span><text:span text:style-name="T111_17">create</text:span><text:span text:style-name="T111_18"><text:s/></text:span><text:span text:style-name="T111_19">prototype</text:span><text:span text:style-name="T111_20"><text:s/></text:span><text:span text:style-name="T111_21">splatter</text:span><text:span text:style-name="T111_22"><text:s/></text:span><text:span text:style-name="T111_23">decals</text:span><text:span text:style-name="T111_24">.<text:s/></text:span><text:span text:style-name="T111_25">Free</text:span><text:span text:style-name="T111_26"><text:s/></text:span><text:span text:style-name="T111_27">with</text:span><text:span text:style-name="T111_28"><text:s/></text:span><text:span text:style-name="T111_29">a</text:span><text:span text:style-name="T111_30"><text:s/></text:span><text:span text:style-name="T111_31">Windows</text:span><text:span text:style-name="T111_32"><text:s/></text:span><text:span text:style-name="T111_33">Operating</text:span><text:span text:style-name="T111_34"><text:s/></text:span><text:span text:style-name="T111_35">System</text:span><text:span text:style-name="T111_36">.</text:span></text:p>
        </text:list-item>
      </text:list>
      <text:p text:style-name="P112"><text:bookmark-start text:name="id.tyjcwt"/><text:bookmark-end text:name="id.tyjcwt"/></text:p>
      <text:h text:style-name="P113" text:outline-level="10"><text:span text:style-name="T113_1">3</text:span><text:span text:style-name="T113_2">D</text:span><text:span text:style-name="T113_3"><text:s/></text:span><text:span text:style-name="T113_4">Software</text:span></text:h>
      <text:list text:style-name="LS3" xml:id="list4">
        <text:list-item>
          <text:p text:style-name="P114"><text:span text:style-name="T114_1">Blender</text:span><text:span text:style-name="T114_2">.<text:s/></text:span><text:span text:style-name="T114_3">Any</text:span><text:span text:style-name="T114_4"><text:s/></text:span><text:span text:style-name="T114_5">custom</text:span><text:span text:style-name="T114_6"><text:s/></text:span><text:span text:style-name="T114_7">models</text:span><text:span text:style-name="T114_8"><text:s/></text:span><text:span text:style-name="T114_9">that</text:span><text:span text:style-name="T114_10"><text:s/></text:span><text:span text:style-name="T114_11">will</text:span><text:span text:style-name="T114_12"><text:s/></text:span><text:span text:style-name="T114_13">be</text:span><text:span text:style-name="T114_14"><text:s/></text:span><text:span text:style-name="T114_15">used</text:span><text:span text:style-name="T114_16"><text:s/></text:span><text:span text:style-name="T114_17">for</text:span><text:span text:style-name="T114_18"><text:s/></text:span><text:span text:style-name="T114_19">testing</text:span><text:span text:style-name="T114_20"><text:s/></text:span><text:span text:style-name="T114_21">and</text:span><text:span text:style-name="T114_22"><text:s/></text:span><text:span text:style-name="T114_23">designer</text:span><text:span text:style-name="T114_24"><text:s/></text:span><text:span text:style-name="T114_25">prototype</text:span><text:span text:style-name="T114_26"><text:s/></text:span><text:span text:style-name="T114_27">feedback</text:span><text:span text:style-name="T114_28"><text:s/></text:span><text:span text:style-name="T114_29">will</text:span><text:span text:style-name="T114_30"><text:s/></text:span><text:span text:style-name="T114_31">be</text:span><text:span text:style-name="T114_32"><text:s/></text:span><text:span text:style-name="T114_33">created</text:span><text:span text:style-name="T114_34"><text:s/></text:span><text:span text:style-name="T114_35">in</text:span><text:span text:style-name="T114_36"><text:s/></text:span><text:span text:style-name="T114_37">Blender</text:span><text:span text:style-name="T114_38">.<text:s/></text:span><text:span text:style-name="T114_39">Free</text:span><text:span text:style-name="T114_40">.</text:span></text:p>
        </text:list-item>
      </text:list>
      <text:p text:style-name="P115"><text:bookmark-start text:name="id.3dy6vkm"/><text:bookmark-end text:name="id.3dy6vkm"/></text:p>
      <text:h text:style-name="P116" text:outline-level="10"><text:span text:style-name="T116_1">Sound</text:span><text:span text:style-name="T116_2"><text:s/></text:span><text:span text:style-name="T116_3">Software</text:span></text:h>
      <text:list text:style-name="LS4" xml:id="list5">
        <text:list-item>
          <text:p text:style-name="P117"><text:span text:style-name="T117_1">Audacity</text:span><text:span text:style-name="T117_2">.<text:s/></text:span><text:span text:style-name="T117_3">Audacity</text:span><text:span text:style-name="T117_4"><text:s/></text:span><text:span text:style-name="T117_5">will</text:span><text:span text:style-name="T117_6"><text:s/></text:span><text:span text:style-name="T117_7">be</text:span><text:span text:style-name="T117_8"><text:s/></text:span><text:span text:style-name="T117_9">used</text:span><text:span text:style-name="T117_10"><text:s/></text:span><text:span text:style-name="T117_11">to</text:span><text:span text:style-name="T117_12"><text:s/></text:span><text:span text:style-name="T117_13">create</text:span><text:span text:style-name="T117_14"><text:s/></text:span><text:span text:style-name="T117_15">sound</text:span><text:span text:style-name="T117_16"><text:s/></text:span><text:span text:style-name="T117_17">effects</text:span><text:span text:style-name="T117_18">.<text:s/></text:span><text:span text:style-name="T117_19">Free</text:span><text:span text:style-name="T117_20">.</text:span></text:p>
        </text:list-item>
      </text:list>
      <text:p text:style-name="P118"><text:bookmark-start text:name="id.1t3h5sf"/><text:bookmark-end text:name="id.1t3h5sf"/></text:p>
      <text:h text:style-name="P119" text:outline-level="10"><text:span text:style-name="T119_1">Programming</text:span><text:span text:style-name="T119_2"><text:s/></text:span><text:span text:style-name="T119_3">Software</text:span></text:h>
      <text:list text:style-name="LS5" xml:id="list6">
        <text:list-item>
          <text:p text:style-name="P120"><text:span text:style-name="T120_1">MonoDevelop</text:span><text:span text:style-name="T120_2">.<text:s/></text:span><text:span text:style-name="T120_3">MonoDevelop</text:span><text:span text:style-name="T120_4"><text:s/></text:span><text:span text:style-name="T120_5">will</text:span><text:span text:style-name="T120_6"><text:s/></text:span><text:span text:style-name="T120_7">be</text:span><text:span text:style-name="T120_8"><text:s/></text:span><text:span text:style-name="T120_9">used</text:span><text:span text:style-name="T120_10"><text:s/></text:span><text:span text:style-name="T120_11">to</text:span><text:span text:style-name="T120_12"><text:s/></text:span><text:span text:style-name="T120_13">create</text:span><text:span text:style-name="T120_14"><text:s/></text:span><text:span text:style-name="T120_15">prototype</text:span><text:span text:style-name="T120_16"><text:s/></text:span><text:span text:style-name="T120_17">code</text:span><text:span text:style-name="T120_18">.<text:s/></text:span><text:span text:style-name="T120_19">Free</text:span><text:span text:style-name="T120_20"><text:s/></text:span><text:span text:style-name="T120_21">with</text:span><text:span text:style-name="T120_22"><text:s/></text:span><text:span text:style-name="T120_23">Unity</text:span><text:span text:style-name="T120_24">.</text:span></text:p>
        </text:list-item>
        <text:list-item>
          <text:p text:style-name="P121"><text:span text:style-name="T121_1">Microsoft</text:span><text:span text:style-name="T121_2"><text:s/></text:span><text:span text:style-name="T121_3">Visual</text:span><text:span text:style-name="T121_4"><text:s/></text:span><text:span text:style-name="T121_5">Studio</text:span><text:span text:style-name="T121_6">.<text:s/></text:span><text:span text:style-name="T121_7">Microsoft</text:span><text:span text:style-name="T121_8"><text:s/></text:span><text:span text:style-name="T121_9">Visual</text:span><text:span text:style-name="T121_10"><text:s/></text:span><text:span text:style-name="T121_11">Studio</text:span><text:span text:style-name="T121_12"><text:s/></text:span><text:span text:style-name="T121_13">will</text:span><text:span text:style-name="T121_14"><text:s/></text:span><text:span text:style-name="T121_15">be</text:span><text:span text:style-name="T121_16"><text:s/></text:span><text:span text:style-name="T121_17">used</text:span><text:span text:style-name="T121_18"><text:s/></text:span><text:span text:style-name="T121_19">for</text:span><text:span text:style-name="T121_20"><text:s/></text:span><text:span text:style-name="T121_21">creation</text:span><text:span text:style-name="T121_22"><text:s/></text:span><text:span text:style-name="T121_23">of</text:span><text:span text:style-name="T121_24"><text:s/></text:span><text:span text:style-name="T121_25">production</text:span><text:span text:style-name="T121_26"><text:s/></text:span><text:span text:style-name="T121_27">code</text:span><text:span text:style-name="T121_28"><text:s/></text:span><text:span text:style-name="T121_29">and</text:span><text:span text:style-name="T121_30"><text:s/></text:span><text:span text:style-name="T121_31">as</text:span><text:span text:style-name="T121_32"><text:s/></text:span><text:span text:style-name="T121_33">a</text:span><text:span text:style-name="T121_34"><text:s/></text:span><text:span text:style-name="T121_35">debugging</text:span><text:span text:style-name="T121_36"><text:s/></text:span><text:span text:style-name="T121_37">environment</text:span><text:span text:style-name="T121_38">.<text:s/>$299.00</text:span></text:p>
        </text:list-item>
      </text:list>
      <text:p text:style-name="P122"><text:bookmark-start text:name="id.4d34og8"/><text:bookmark-end text:name="id.4d34og8"/></text:p>
      <text:h text:style-name="P123" text:outline-level="10"/>
      <text:p text:style-name="P124"/>
      <text:p text:style-name="P125"/>
      <text:p text:style-name="P126"/>
      <text:p text:style-name="P127"/>
      <text:p text:style-name="P128"/>
      <text:p text:style-name="P129"><text:bookmark-start text:name="id.2s8eyo1"/><text:bookmark-end text:name="id.2s8eyo1"/></text:p>
      <text:h text:style-name="P130" text:outline-level="10"><text:span text:style-name="T130_1">Development</text:span><text:span text:style-name="T130_2"><text:s/></text:span><text:span text:style-name="T130_3">Plan</text:span><text:bookmark-start text:name="id.26in1rg"/><text:bookmark-end text:name="id.26in1rg"/></text:h>
      <text:h text:style-name="P131" text:outline-level="10"><text:span text:style-name="T131_1">Project</text:span><text:span text:style-name="T131_2"><text:s/></text:span><text:span text:style-name="T131_3">Goals</text:span></text:h>
      <text:p text:style-name="P132"><text:span text:style-name="T132_1">We</text:span><text:span text:style-name="T132_2"><text:s/></text:span><text:span text:style-name="T132_3">intend</text:span><text:span text:style-name="T132_4"><text:s/></text:span><text:span text:style-name="T132_5">to</text:span><text:span text:style-name="T132_6"><text:s/></text:span><text:span text:style-name="T132_7">have</text:span><text:span text:style-name="T132_8"><text:s/></text:span><text:span text:style-name="T132_9">a</text:span><text:span text:style-name="T132_10"><text:s/></text:span><text:span text:style-name="T132_11">static</text:span><text:span text:style-name="T132_12"><text:s/></text:span><text:span text:style-name="T132_13">class</text:span><text:span text:style-name="T132_14"><text:s/></text:span><text:span text:style-name="T132_15">that</text:span><text:span text:style-name="T132_16"><text:s/></text:span><text:span text:style-name="T132_17">will</text:span><text:span text:style-name="T132_18"><text:s/></text:span><text:span text:style-name="T132_19">act</text:span><text:span text:style-name="T132_20"><text:s/></text:span><text:span text:style-name="T132_21">as</text:span><text:span text:style-name="T132_22"><text:s/></text:span><text:span text:style-name="T132_23">a</text:span><text:span text:style-name="T132_24"><text:s/></text:span><text:span text:style-name="T132_25">container</text:span><text:span text:style-name="T132_26"><text:s/></text:span><text:span text:style-name="T132_27">for</text:span><text:span text:style-name="T132_28"><text:s/></text:span><text:span text:style-name="T132_29">all</text:span><text:span text:style-name="T132_30"><text:s/></text:span><text:span text:style-name="T132_31">enums</text:span><text:span text:style-name="T132_32"><text:s/></text:span><text:span text:style-name="T132_33">used</text:span><text:span text:style-name="T132_34"><text:s/></text:span><text:span text:style-name="T132_35">by</text:span><text:span text:style-name="T132_36"><text:s/></text:span><text:span text:style-name="T132_37">the</text:span><text:span text:style-name="T132_38"><text:s/></text:span><text:span text:style-name="T132_39">various</text:span><text:span text:style-name="T132_40"><text:s/></text:span><text:span text:style-name="T132_41">other</text:span><text:span text:style-name="T132_42"><text:s/></text:span><text:span text:style-name="T132_43">classes</text:span><text:span text:style-name="T132_44"><text:s/></text:span><text:span text:style-name="T132_45">of</text:span><text:span text:style-name="T132_46"><text:s/></text:span><text:span text:style-name="T132_47">the</text:span><text:span text:style-name="T132_48"><text:s/></text:span><text:span text:style-name="T132_49">tool</text:span><text:span text:style-name="T132_50">.<text:s/></text:span><text:span text:style-name="T132_51">There</text:span><text:span text:style-name="T132_52"><text:s/></text:span><text:span text:style-name="T132_53">will</text:span><text:span text:style-name="T132_54"><text:s/></text:span><text:span text:style-name="T132_55">be</text:span><text:span text:style-name="T132_56"><text:s/></text:span><text:span text:style-name="T132_57">a</text:span><text:span text:style-name="T132_58"><text:s/></text:span><text:span text:style-name="T132_59">superclass</text:span><text:span text:style-name="T132_60"><text:s/></text:span><text:span text:style-name="T132_61">for</text:span><text:span text:style-name="T132_62"><text:s/></text:span><text:span text:style-name="T132_63">waypoints</text:span><text:span text:style-name="T132_64"><text:s/></text:span><text:span text:style-name="T132_65">with</text:span><text:span text:style-name="T132_66"><text:s/></text:span><text:span text:style-name="T132_67">subclasses</text:span><text:span text:style-name="T132_68"><text:s/></text:span><text:span text:style-name="T132_69">for</text:span><text:span text:style-name="T132_70"><text:s/></text:span><text:span text:style-name="T132_71">the</text:span><text:span text:style-name="T132_72"><text:s/></text:span><text:span text:style-name="T132_73">different</text:span><text:span text:style-name="T132_74"><text:s/></text:span><text:span text:style-name="T132_75">types</text:span><text:span text:style-name="T132_76">,<text:s/></text:span><text:span text:style-name="T132_77">so</text:span><text:span text:style-name="T132_78"><text:s/></text:span><text:span text:style-name="T132_79">that</text:span><text:span text:style-name="T132_80"><text:s/></text:span><text:span text:style-name="T132_81">interaction</text:span><text:span text:style-name="T132_82"><text:s/></text:span><text:span text:style-name="T132_83">with</text:span><text:span text:style-name="T132_84"><text:s/></text:span><text:span text:style-name="T132_85">them</text:span><text:span text:style-name="T132_86"><text:s/></text:span><text:span text:style-name="T132_87">will</text:span><text:span text:style-name="T132_88"><text:s/></text:span><text:span text:style-name="T132_89">be</text:span><text:span text:style-name="T132_90"><text:s/></text:span><text:span text:style-name="T132_91">consistent</text:span><text:span text:style-name="T132_92">.<text:s/></text:span><text:span text:style-name="T132_93">There</text:span><text:span text:style-name="T132_94"><text:s/></text:span><text:span text:style-name="T132_95">will</text:span><text:span text:style-name="T132_96"><text:s/></text:span><text:span text:style-name="T132_97">be</text:span><text:span text:style-name="T132_98"><text:s/></text:span><text:span text:style-name="T132_99">an</text:span><text:span text:style-name="T132_100"><text:s/></text:span><text:span text:style-name="T132_101">I</text:span><text:span text:style-name="T132_102">/</text:span><text:span text:style-name="T132_103">O</text:span><text:span text:style-name="T132_104"><text:s/></text:span><text:span text:style-name="T132_105">class</text:span><text:span text:style-name="T132_106"><text:s/></text:span><text:span text:style-name="T132_107">that</text:span><text:span text:style-name="T132_108"><text:s/></text:span><text:span text:style-name="T132_109">handles</text:span><text:span text:style-name="T132_110"><text:s/></text:span><text:span text:style-name="T132_111">interaction</text:span><text:span text:style-name="T132_112"><text:s/></text:span><text:span text:style-name="T132_113">with</text:span><text:span text:style-name="T132_114"><text:s/></text:span><text:span text:style-name="T132_115">text</text:span><text:span text:style-name="T132_116"><text:s/></text:span><text:span text:style-name="T132_117">files</text:span><text:span text:style-name="T132_118"><text:s/></text:span><text:span text:style-name="T132_119">to</text:span><text:span text:style-name="T132_120"><text:s/></text:span><text:span text:style-name="T132_121">allow</text:span><text:span text:style-name="T132_122"><text:s/></text:span><text:span text:style-name="T132_123">modding</text:span><text:span text:style-name="T132_124">.<text:s/></text:span><text:span text:style-name="T132_125">The</text:span><text:span text:style-name="T132_126"><text:s/></text:span><text:span text:style-name="T132_127">I</text:span><text:span text:style-name="T132_128">/</text:span><text:span text:style-name="T132_129">O</text:span><text:span text:style-name="T132_130"><text:s/></text:span><text:span text:style-name="T132_131">class</text:span><text:span text:style-name="T132_132"><text:s/></text:span><text:span text:style-name="T132_133">will</text:span><text:span text:style-name="T132_134"><text:s/></text:span><text:span text:style-name="T132_135">allow</text:span><text:span text:style-name="T132_136"><text:s/></text:span><text:span text:style-name="T132_137">modders</text:span><text:span text:style-name="T132_138"><text:s/></text:span><text:span text:style-name="T132_139">to</text:span><text:span text:style-name="T132_140"><text:s/></text:span><text:span text:style-name="T132_141">create</text:span><text:span text:style-name="T132_142"><text:s/></text:span><text:span text:style-name="T132_143">parallel</text:span><text:span text:style-name="T132_144"><text:s/></text:span><text:span text:style-name="T132_145">timelines</text:span><text:span text:style-name="T132_146"><text:s/></text:span><text:span text:style-name="T132_147">for</text:span><text:span text:style-name="T132_148"><text:s/></text:span><text:span text:style-name="T132_149">movement</text:span><text:span text:style-name="T132_150">,<text:s/></text:span><text:span text:style-name="T132_151">facing</text:span><text:span text:style-name="T132_152">,<text:s/></text:span><text:span text:style-name="T132_153">and</text:span><text:span text:style-name="T132_154"><text:s/></text:span><text:span text:style-name="T132_155">effects</text:span><text:span text:style-name="T132_156">,<text:s/></text:span><text:span text:style-name="T132_157">with</text:span><text:span text:style-name="T132_158"><text:s/></text:span><text:span text:style-name="T132_159">support</text:span><text:span text:style-name="T132_160"><text:s/></text:span><text:span text:style-name="T132_161">for</text:span><text:span text:style-name="T132_162"><text:s/></text:span><text:span text:style-name="T132_163">comment</text:span><text:span text:style-name="T132_164"><text:s/></text:span><text:span text:style-name="T132_165">lines</text:span><text:span text:style-name="T132_166">.<text:s/></text:span><text:span text:style-name="T132_167">Finally</text:span><text:span text:style-name="T132_168">,<text:s/></text:span><text:span text:style-name="T132_169">there</text:span><text:span text:style-name="T132_170"><text:s/></text:span><text:span text:style-name="T132_171">will</text:span><text:span text:style-name="T132_172"><text:s/></text:span><text:span text:style-name="T132_173">be</text:span><text:span text:style-name="T132_174"><text:s/></text:span><text:span text:style-name="T132_175">a</text:span><text:span text:style-name="T132_176"><text:s/></text:span><text:span text:style-name="T132_177">master</text:span><text:span text:style-name="T132_178"><text:s/></text:span><text:span text:style-name="T132_179">class</text:span><text:span text:style-name="T132_180"><text:s/></text:span><text:span text:style-name="T132_181">that</text:span><text:span text:style-name="T132_182"><text:s/></text:span><text:span text:style-name="T132_183">translates</text:span><text:span text:style-name="T132_184"><text:s/></text:span><text:span text:style-name="T132_185">all</text:span><text:span text:style-name="T132_186"><text:s/></text:span><text:span text:style-name="T132_187">the</text:span><text:span text:style-name="T132_188"><text:s/></text:span><text:span text:style-name="T132_189">waypoints</text:span><text:span text:style-name="T132_190"><text:s/></text:span><text:span text:style-name="T132_191">or</text:span><text:span text:style-name="T132_192"><text:s/></text:span><text:span text:style-name="T132_193">timelines</text:span><text:span text:style-name="T132_194"><text:s/></text:span><text:span text:style-name="T132_195">into</text:span><text:span text:style-name="T132_196"><text:s/></text:span><text:span text:style-name="T132_197">gameplay</text:span><text:span text:style-name="T132_198"><text:s/></text:span><text:span text:style-name="T132_199">actions</text:span><text:span text:style-name="T132_200">.</text:span></text:p>
      <text:p text:style-name="P133"><text:bookmark-start text:name="id.lnxbz9"/><text:bookmark-end text:name="id.lnxbz9"/></text:p>
      <text:h text:style-name="P134" text:outline-level="10"/>
      <text:p text:style-name="P135"/>
      <text:p text:style-name="P136"/>
      <text:p text:style-name="P137"/>
      <text:p text:style-name="P138"><text:bookmark-start text:name="id.35nkun2"/><text:bookmark-end text:name="id.35nkun2"/></text:p>
      <text:h text:style-name="P139" text:outline-level="10"><text:span text:style-name="T139_1">File</text:span><text:span text:style-name="T139_2"><text:s/></text:span><text:span text:style-name="T139_3">Formats</text:span><text:bookmark-start text:name="id.1ksv4uv"/><text:bookmark-end text:name="id.1ksv4uv"/></text:h>
      <text:h text:style-name="P140" text:outline-level="10"><text:span text:style-name="T140_1">2</text:span><text:span text:style-name="T140_2">D</text:span></text:h>
      <text:p text:style-name="P141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142"><text:span text:style-name="T142_1">Naming</text:span><text:span text:style-name="T142_2"><text:s/></text:span><text:span text:style-name="T142_3">Convention</text:span></text:p>
          </table:table-cell>
          <table:table-cell table:style-name="Cell2">
            <text:p text:style-name="P143"><text:span text:style-name="T143_1">Description</text:span></text:p>
          </table:table-cell>
          <table:table-cell table:style-name="Cell3">
            <text:p text:style-name="P144"><text:span text:style-name="T144_1">Format</text:span></text:p>
          </table:table-cell>
        </table:table-row>
        <table:table-row table:style-name="Row2">
          <table:table-cell table:style-name="Cell4">
            <text:p text:style-name="P145"><text:span text:style-name="T145_1">Texture</text:span><text:span text:style-name="T145_2">Filename</text:span></text:p>
          </table:table-cell>
          <table:table-cell table:style-name="Cell5">
            <text:p text:style-name="P146"><text:span text:style-name="T146_1">An</text:span><text:span text:style-name="T146_2"><text:s/></text:span><text:span text:style-name="T146_3">unfinished</text:span><text:span text:style-name="T146_4"><text:s/></text:span><text:span text:style-name="T146_5">texture</text:span></text:p>
          </table:table-cell>
          <table:table-cell table:style-name="Cell6">
            <text:p text:style-name="P147"><text:span text:style-name="T147_1">.</text:span><text:span text:style-name="T147_2">png</text:span></text:p>
          </table:table-cell>
        </table:table-row>
        <table:table-row table:style-name="Row3">
          <table:table-cell table:style-name="Cell7">
            <text:p text:style-name="P148"><text:span text:style-name="T148_1">FinishedTextureFilename</text:span></text:p>
          </table:table-cell>
          <table:table-cell table:style-name="Cell8">
            <text:p text:style-name="P149"><text:span text:style-name="T149_1">A</text:span><text:span text:style-name="T149_2"><text:s/></text:span><text:span text:style-name="T149_3">finished</text:span><text:span text:style-name="T149_4"><text:s/></text:span><text:span text:style-name="T149_5">texture</text:span></text:p>
          </table:table-cell>
          <table:table-cell table:style-name="Cell9">
            <text:p text:style-name="P150"><text:span text:style-name="T150_1">.</text:span><text:span text:style-name="T150_2">png</text:span></text:p>
          </table:table-cell>
        </table:table-row>
      </table:table>
      <text:p text:style-name="P151"/>
      <text:p text:style-name="P152"><text:bookmark-start text:name="id.44sinio"/><text:bookmark-end text:name="id.44sinio"/></text:p>
      <text:h text:style-name="P153" text:outline-level="10"><text:span text:style-name="T153_1">3</text:span><text:span text:style-name="T153_2">D</text:span></text:h>
      <text:p text:style-name="P154"><text:span text:style-name="T154_1">This</text:span><text:span text:style-name="T154_2"><text:s/></text:span><text:span text:style-name="T154_3">is</text:span><text:span text:style-name="T154_4"><text:s/></text:span><text:span text:style-name="T154_5">where</text:span><text:span text:style-name="T154_6"><text:s/></text:span><text:span text:style-name="T154_7">you</text:span><text:span text:style-name="T154_8"><text:s/></text:span><text:span text:style-name="T154_9">will</text:span><text:span text:style-name="T154_10"><text:s/></text:span><text:span text:style-name="T154_11">specify</text:span><text:span text:style-name="T154_12"><text:s/></text:span><text:span text:style-name="T154_13">what</text:span><text:span text:style-name="T154_14"><text:s/></text:span><text:span text:style-name="T154_15">file</text:span><text:span text:style-name="T154_16"><text:s/></text:span><text:span text:style-name="T154_17">formats</text:span><text:span text:style-name="T154_18"><text:s/></text:span><text:span text:style-name="T154_19">all</text:span><text:span text:style-name="T154_20"><text:s/></text:span><text:span text:style-name="T154_21">of</text:span><text:span text:style-name="T154_22"><text:s/></text:span><text:span text:style-name="T154_23">your</text:span><text:span text:style-name="T154_24"><text:s/>3</text:span><text:span text:style-name="T154_25">D</text:span><text:span text:style-name="T154_26"><text:s/></text:span><text:span text:style-name="T154_27">files</text:span><text:span text:style-name="T154_28"><text:s/></text:span><text:span text:style-name="T154_29">are</text:span><text:span text:style-name="T154_30"><text:s/></text:span><text:span text:style-name="T154_31">going</text:span><text:span text:style-name="T154_32"><text:s/></text:span><text:span text:style-name="T154_33">to</text:span><text:span text:style-name="T154_34"><text:s/></text:span><text:span text:style-name="T154_35">be</text:span><text:span text:style-name="T154_36"><text:s/></text:span><text:span text:style-name="T154_37">in</text:span><text:span text:style-name="T154_38">,<text:s/></text:span><text:span text:style-name="T154_39">as</text:span><text:span text:style-name="T154_40"><text:s/></text:span><text:span text:style-name="T154_41">well</text:span><text:span text:style-name="T154_42"><text:s/></text:span><text:span text:style-name="T154_43">as</text:span><text:span text:style-name="T154_44"><text:s/></text:span><text:span text:style-name="T154_45">the</text:span><text:span text:style-name="T154_46"><text:s/></text:span><text:span text:style-name="T154_47">naming</text:span><text:span text:style-name="T154_48"><text:s/></text:span><text:span text:style-name="T154_49">convention</text:span><text:span text:style-name="T154_50"><text:s/></text:span><text:span text:style-name="T154_51">you</text:span><text:span text:style-name="T154_52"><text:s/></text:span><text:span text:style-name="T154_53">will</text:span><text:span text:style-name="T154_54"><text:s/></text:span><text:span text:style-name="T154_55">use</text:span><text:span text:style-name="T154_56"><text:s/></text:span><text:span text:style-name="T154_57">for</text:span><text:span text:style-name="T154_58"><text:s/></text:span><text:span text:style-name="T154_59">these</text:span><text:span text:style-name="T154_60"><text:s/></text:span><text:span text:style-name="T154_61">files</text:span><text:span text:style-name="T154_62">.</text:span></text:p>
      <text:p text:style-name="P155"><text:span text:style-name="T155_1">Example</text:span><text:span text:style-name="T155_2">:</text:span></text:p>
      <text:p text:style-name="P156"/>
      <table:table table:style-name="Table2">
        <table:table-column table:style-name="Column4"/>
        <table:table-column table:style-name="Column5"/>
        <table:table-column table:style-name="Column6"/>
        <table:table-row table:style-name="Row4">
          <table:table-cell table:style-name="Cell10">
            <text:p text:style-name="P157"><text:span text:style-name="T157_1">Naming</text:span><text:span text:style-name="T157_2"><text:s/></text:span><text:span text:style-name="T157_3">Convention</text:span></text:p>
          </table:table-cell>
          <table:table-cell table:style-name="Cell11">
            <text:p text:style-name="P158"><text:span text:style-name="T158_1">Description</text:span></text:p>
          </table:table-cell>
          <table:table-cell table:style-name="Cell12">
            <text:p text:style-name="P159"><text:span text:style-name="T159_1">Format</text:span></text:p>
          </table:table-cell>
        </table:table-row>
        <table:table-row table:style-name="Row5">
          <table:table-cell table:style-name="Cell13">
            <text:p text:style-name="P160"><text:span text:style-name="T160_1">FinishedObjectFilename</text:span></text:p>
          </table:table-cell>
          <table:table-cell table:style-name="Cell14">
            <text:p text:style-name="P161"><text:span text:style-name="T161_1">A</text:span><text:span text:style-name="T161_2"><text:s/></text:span><text:span text:style-name="T161_3">finished</text:span><text:span text:style-name="T161_4"><text:s/>3</text:span><text:span text:style-name="T161_5">D</text:span><text:span text:style-name="T161_6"><text:s/></text:span><text:span text:style-name="T161_7">model</text:span></text:p>
          </table:table-cell>
          <table:table-cell table:style-name="Cell15">
            <text:p text:style-name="P162"><text:span text:style-name="T162_1">.</text:span><text:span text:style-name="T162_2">fbx</text:span></text:p>
          </table:table-cell>
        </table:table-row>
        <table:table-row table:style-name="Row6">
          <table:table-cell table:style-name="Cell16">
            <text:p text:style-name="P163"><text:span text:style-name="T163_1">ObjectFilename</text:span></text:p>
          </table:table-cell>
          <table:table-cell table:style-name="Cell17">
            <text:p text:style-name="P164"><text:span text:style-name="T164_1">An</text:span><text:span text:style-name="T164_2"><text:s/></text:span><text:span text:style-name="T164_3">unfinished</text:span><text:span text:style-name="T164_4"><text:s/>3</text:span><text:span text:style-name="T164_5">D</text:span><text:span text:style-name="T164_6"><text:s/></text:span><text:span text:style-name="T164_7">model</text:span></text:p>
          </table:table-cell>
          <table:table-cell table:style-name="Cell18">
            <text:p text:style-name="P165"><text:span text:style-name="T165_1">.</text:span><text:span text:style-name="T165_2">fbx</text:span></text:p>
          </table:table-cell>
        </table:table-row>
      </table:table>
      <text:p text:style-name="P166"><text:bookmark-start text:name="id.2jxsxqh"/><text:bookmark-end text:name="id.2jxsxqh"/></text:p>
      <text:h text:style-name="P167" text:outline-level="10"><text:span text:style-name="T167_1">Audio</text:span></text:h>
      <text:p text:style-name="P168"><text:span text:style-name="T168_1">This</text:span><text:span text:style-name="T168_2"><text:s/></text:span><text:span text:style-name="T168_3">is</text:span><text:span text:style-name="T168_4"><text:s/></text:span><text:span text:style-name="T168_5">where</text:span><text:span text:style-name="T168_6"><text:s/></text:span><text:span text:style-name="T168_7">you</text:span><text:span text:style-name="T168_8"><text:s/></text:span><text:span text:style-name="T168_9">will</text:span><text:span text:style-name="T168_10"><text:s/></text:span><text:span text:style-name="T168_11">specify</text:span><text:span text:style-name="T168_12"><text:s/></text:span><text:span text:style-name="T168_13">what</text:span><text:span text:style-name="T168_14"><text:s/></text:span><text:span text:style-name="T168_15">file</text:span><text:span text:style-name="T168_16"><text:s/></text:span><text:span text:style-name="T168_17">formats</text:span><text:span text:style-name="T168_18"><text:s/></text:span><text:span text:style-name="T168_19">all</text:span><text:span text:style-name="T168_20"><text:s/></text:span><text:span text:style-name="T168_21">of</text:span><text:span text:style-name="T168_22"><text:s/></text:span><text:span text:style-name="T168_23">your</text:span><text:span text:style-name="T168_24"><text:s/></text:span><text:span text:style-name="T168_25">audio</text:span><text:span text:style-name="T168_26"><text:s/></text:span><text:span text:style-name="T168_27">files</text:span><text:span text:style-name="T168_28"><text:s/></text:span><text:span text:style-name="T168_29">are</text:span><text:span text:style-name="T168_30"><text:s/></text:span><text:span text:style-name="T168_31">going</text:span><text:span text:style-name="T168_32"><text:s/></text:span><text:span text:style-name="T168_33">to</text:span><text:span text:style-name="T168_34"><text:s/></text:span><text:span text:style-name="T168_35">be</text:span><text:span text:style-name="T168_36"><text:s/></text:span><text:span text:style-name="T168_37">in</text:span><text:span text:style-name="T168_38">,<text:s/></text:span><text:span text:style-name="T168_39">as</text:span><text:span text:style-name="T168_40"><text:s/></text:span><text:span text:style-name="T168_41">well</text:span><text:span text:style-name="T168_42"><text:s/></text:span><text:span text:style-name="T168_43">as</text:span><text:span text:style-name="T168_44"><text:s/></text:span><text:span text:style-name="T168_45">the</text:span><text:span text:style-name="T168_46"><text:s/></text:span><text:span text:style-name="T168_47">naming</text:span><text:span text:style-name="T168_48"><text:s/></text:span><text:span text:style-name="T168_49">convention</text:span><text:span text:style-name="T168_50"><text:s/></text:span><text:span text:style-name="T168_51">you</text:span><text:span text:style-name="T168_52"><text:s/></text:span><text:span text:style-name="T168_53">will</text:span><text:span text:style-name="T168_54"><text:s/></text:span><text:span text:style-name="T168_55">use</text:span><text:span text:style-name="T168_56"><text:s/></text:span><text:span text:style-name="T168_57">for</text:span><text:span text:style-name="T168_58"><text:s/></text:span><text:span text:style-name="T168_59">these</text:span><text:span text:style-name="T168_60"><text:s/></text:span><text:span text:style-name="T168_61">files</text:span><text:span text:style-name="T168_62">.</text:span></text:p>
      <text:p text:style-name="P169"><text:span text:style-name="T169_1">Example</text:span><text:span text:style-name="T169_2">:</text:span></text:p>
      <text:p text:style-name="P170"/>
      <table:table table:style-name="Table3">
        <table:table-column table:style-name="Column7"/>
        <table:table-column table:style-name="Column8"/>
        <table:table-column table:style-name="Column9"/>
        <table:table-row table:style-name="Row7">
          <table:table-cell table:style-name="Cell19">
            <text:p text:style-name="P171"><text:span text:style-name="T171_1">Naming</text:span><text:span text:style-name="T171_2"><text:s/></text:span><text:span text:style-name="T171_3">Convention</text:span></text:p>
          </table:table-cell>
          <table:table-cell table:style-name="Cell20">
            <text:p text:style-name="P172"><text:span text:style-name="T172_1">Description</text:span></text:p>
          </table:table-cell>
          <table:table-cell table:style-name="Cell21">
            <text:p text:style-name="P173"><text:span text:style-name="T173_1">Format</text:span></text:p>
          </table:table-cell>
        </table:table-row>
        <table:table-row table:style-name="Row8">
          <table:table-cell table:style-name="Cell22">
            <text:p text:style-name="P174"><text:span text:style-name="T174_1">FinishedEffectFilename</text:span></text:p>
          </table:table-cell>
          <table:table-cell table:style-name="Cell23">
            <text:p text:style-name="P175"><text:span text:style-name="T175_1">A</text:span><text:span text:style-name="T175_2"><text:s/></text:span><text:span text:style-name="T175_3">finished</text:span><text:span text:style-name="T175_4"><text:s/></text:span><text:span text:style-name="T175_5">sound</text:span><text:span text:style-name="T175_6"><text:s/></text:span><text:span text:style-name="T175_7">effect</text:span></text:p>
          </table:table-cell>
          <table:table-cell table:style-name="Cell24">
            <text:p text:style-name="P176"><text:span text:style-name="T176_1">.</text:span><text:span text:style-name="T176_2">wav</text:span></text:p>
          </table:table-cell>
        </table:table-row>
      </table:table>
      <text:h text:style-name="P177" text:outline-level="10"><text:bookmark-start text:name="id.z337ya"/><text:bookmark-end text:name="id.z337ya"/></text:h>
      <text:p text:style-name="P178"><text:bookmark-start text:name="id.3j2qqm3"/><text:bookmark-end text:name="id.3j2qqm3"/></text:p>
      <text:h text:style-name="P179" text:outline-level="10"><text:span text:style-name="T179_1">Scripts</text:span></text:h>
      <text:p text:style-name="P180"/>
      <table:table table:style-name="Table4">
        <table:table-column table:style-name="Column10"/>
        <table:table-column table:style-name="Column11"/>
        <table:table-column table:style-name="Column12"/>
        <table:table-row table:style-name="Row9">
          <table:table-cell table:style-name="Cell25">
            <text:p text:style-name="P181"><text:span text:style-name="T181_1">Naming</text:span><text:span text:style-name="T181_2"><text:s/></text:span><text:span text:style-name="T181_3">Convention</text:span></text:p>
          </table:table-cell>
          <table:table-cell table:style-name="Cell26">
            <text:p text:style-name="P182"><text:span text:style-name="T182_1">Description</text:span></text:p>
          </table:table-cell>
          <table:table-cell table:style-name="Cell27">
            <text:p text:style-name="P183"><text:span text:style-name="T183_1">Format</text:span></text:p>
          </table:table-cell>
        </table:table-row>
        <table:table-row table:style-name="Row10">
          <table:table-cell table:style-name="Cell28">
            <text:p text:style-name="P184"><text:span text:style-name="T184_1">ScriptFilename</text:span></text:p>
          </table:table-cell>
          <table:table-cell table:style-name="Cell29">
            <text:p text:style-name="P185"><text:span text:style-name="T185_1">A</text:span><text:span text:style-name="T185_2"><text:s/></text:span><text:span text:style-name="T185_3">script</text:span><text:span text:style-name="T185_4"><text:s/></text:span><text:span text:style-name="T185_5">for</text:span><text:span text:style-name="T185_6"><text:s/></text:span><text:span text:style-name="T185_7">an</text:span><text:span text:style-name="T185_8"><text:s/></text:span><text:span text:style-name="T185_9">object</text:span></text:p>
          </table:table-cell>
          <table:table-cell table:style-name="Cell30">
            <text:p text:style-name="P186"><text:span text:style-name="T186_1">.</text:span><text:span text:style-name="T186_2">cs</text:span></text:p>
          </table:table-cell>
        </table:table-row>
      </table:table>
      <text:h text:style-name="P187" text:outline-level="10"><text:bookmark-start text:name="id.1y810tw"/><text:bookmark-end text:name="id.1y810tw"/><text:span text:style-name="T187_1">Scenes</text:span></text:h>
      <table:table table:style-name="Table5">
        <table:table-column table:style-name="Column13"/>
        <table:table-column table:style-name="Column14"/>
        <table:table-column table:style-name="Column15"/>
        <table:table-row table:style-name="Row11">
          <table:table-cell table:style-name="Cell31">
            <text:p text:style-name="P188"><text:span text:style-name="T188_1">Naming</text:span><text:span text:style-name="T188_2"><text:s/></text:span><text:span text:style-name="T188_3">Convention</text:span></text:p>
          </table:table-cell>
          <table:table-cell table:style-name="Cell32">
            <text:p text:style-name="P189"><text:span text:style-name="T189_1">Description</text:span></text:p>
          </table:table-cell>
          <table:table-cell table:style-name="Cell33">
            <text:p text:style-name="P190"><text:span text:style-name="T190_1">Format</text:span></text:p>
          </table:table-cell>
        </table:table-row>
        <table:table-row table:style-name="Row12">
          <table:table-cell table:style-name="Cell34">
            <text:p text:style-name="P191"><text:span text:style-name="T191_1">SceneFilename</text:span></text:p>
          </table:table-cell>
          <table:table-cell table:style-name="Cell35">
            <text:p text:style-name="P192"><text:span text:style-name="T192_1">A</text:span><text:span text:style-name="T192_2"><text:s/></text:span><text:span text:style-name="T192_3">scene</text:span><text:span text:style-name="T192_4"><text:s/></text:span><text:span text:style-name="T192_5">in</text:span><text:span text:style-name="T192_6"><text:s/></text:span><text:span text:style-name="T192_7">Unity</text:span><text:span text:style-name="T192_8">3</text:span><text:span text:style-name="T192_9">D</text:span></text:p>
          </table:table-cell>
          <table:table-cell table:style-name="Cell36">
            <text:p text:style-name="P193"><text:span text:style-name="T193_1">.</text:span><text:span text:style-name="T193_2">scene</text:span></text:p>
          </table:table-cell>
        </table:table-row>
      </table:table>
      <text:h text:style-name="P194" text:outline-level="10"><text:bookmark-start text:name="id.4i7ojhp"/><text:bookmark-end text:name="id.4i7ojhp"/><text:span text:style-name="T194_1">Other</text:span></text:h>
      <table:table table:style-name="Table6">
        <table:table-column table:style-name="Column16"/>
        <table:table-column table:style-name="Column17"/>
        <table:table-column table:style-name="Column18"/>
        <table:table-row table:style-name="Row13">
          <table:table-cell table:style-name="Cell37">
            <text:p text:style-name="P195"><text:span text:style-name="T195_1">Naming</text:span><text:span text:style-name="T195_2"><text:s/></text:span><text:span text:style-name="T195_3">Convention</text:span></text:p>
          </table:table-cell>
          <table:table-cell table:style-name="Cell38">
            <text:p text:style-name="P196"><text:span text:style-name="T196_1">Description</text:span></text:p>
          </table:table-cell>
          <table:table-cell table:style-name="Cell39">
            <text:p text:style-name="P197"><text:span text:style-name="T197_1">Format</text:span></text:p>
          </table:table-cell>
        </table:table-row>
        <table:table-row table:style-name="Row14">
          <table:table-cell table:style-name="Cell40">
            <text:p text:style-name="P198"><text:span text:style-name="T198_1">TDD</text:span><text:span text:style-name="T198_2">_</text:span><text:span text:style-name="T198_3">Finished</text:span></text:p>
          </table:table-cell>
          <table:table-cell table:style-name="Cell41">
            <text:p text:style-name="P199"><text:span text:style-name="T199_1">The</text:span><text:span text:style-name="T199_2"><text:s/></text:span><text:span text:style-name="T199_3">completed</text:span><text:span text:style-name="T199_4"><text:s/></text:span><text:span text:style-name="T199_5">Technical</text:span><text:span text:style-name="T199_6"><text:s/></text:span><text:span text:style-name="T199_7">Design</text:span><text:span text:style-name="T199_8"><text:s/></text:span><text:span text:style-name="T199_9">Document</text:span></text:p>
          </table:table-cell>
          <table:table-cell table:style-name="Cell42">
            <text:p text:style-name="P200"><text:span text:style-name="T200_1">.</text:span><text:span text:style-name="T200_2">pdf</text:span></text:p>
          </table:table-cell>
        </table:table-row>
      </table:table>
      <text:h text:style-name="P201" text:outline-level="10"><text:bookmark-start text:name="id.2xcytpi"/><text:bookmark-end text:name="id.2xcytpi"/><text:bookmark-start text:name="id.1ci93xb"/><text:bookmark-end text:name="id.1ci93xb"/></text:h>
      <text:h text:style-name="P202" text:outline-level="10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h text:style-name="P225" text:outline-level="10"><text:span text:style-name="T225_1">Code</text:span><text:span text:style-name="T225_2"><text:s/></text:span><text:span text:style-name="T225_3">Ownership</text:span></text:h>
      <text:p text:style-name="P226"><text:span text:style-name="T226_1">Marshall</text:span></text:p>
      <text:p text:style-name="P227"><text:span text:style-name="T227_1">UGC</text:span><text:span text:style-name="T227_2">,<text:s/></text:span><text:span text:style-name="T227_3">TDD</text:span><text:span text:style-name="T227_4">,<text:s/></text:span><text:span text:style-name="T227_5">Team</text:span><text:span text:style-name="T227_6"><text:s/></text:span><text:span text:style-name="T227_7">Leader</text:span></text:p>
      <text:p text:style-name="P228"><text:span text:style-name="T228_1">Mike</text:span></text:p>
      <text:p text:style-name="P229"><text:span text:style-name="T229_1">Movement</text:span></text:p>
      <text:p text:style-name="P230"><text:span text:style-name="T230_1">Andrew</text:span></text:p>
      <text:p text:style-name="P231"><text:span text:style-name="T231_1">Effects</text:span><text:span text:style-name="T231_2"><text:s/></text:span><text:span text:style-name="T231_3">and</text:span><text:span text:style-name="T231_4"><text:s/></text:span><text:span text:style-name="T231_5">Facing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keep-with-next="always" fo:keep-together="always" style:writing-mode="lr-tb"/>
      <style:text-properties fo:color="#666666" style:font-name="Trebuchet MS" style:font-name-asian="Trebuchet MS" style:font-name-complex="Trebuchet MS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keep-with-next="always" fo:keep-together="always" style:writing-mode="lr-tb"/>
      <style:text-properties fo:color="#666666" style:font-name="Trebuchet MS" style:font-name-asian="Trebuchet MS" style:font-name-complex="Trebuchet MS"/>
    </style:style>
    <style:style style:name="Heading_20_6" style:display-name="Heading 6" style:family="paragraph" style:parent-style-name="Standard">
      <style:paragraph-properties fo:break-before="auto" fo:line-height="115%" fo:margin-top="0.282cm" fo:keep-with-next="always" fo:keep-together="always" style:writing-mode="lr-tb"/>
      <style:text-properties fo:font-style="italic" style:font-style-asian="italic" style:font-style-complex="italic" fo:color="#666666" style:font-name="Trebuchet MS" style:font-name-asian="Trebuchet MS" style:font-name-complex="Trebuchet MS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3.039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T1_1" style:family="text"/>
    <style:style style:name="T1_2" style:family="text"/>
    <style:style style:name="T1_3" style:family="text"/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text:span text:style-name="T1_2">/</text:span><text:span text:style-name="T1_3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